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18" table:default-cell-style-name="ce3"/>
        <table:table-row table:style-name="ro1">
          <table:table-cell table:style-name="ce1" office:value-type="string" calcext:value-type="string" table:number-columns-spanned="1" table:number-rows-spanned="2">
            <text:p>z location</text:p>
          </table:table-cell>
          <table:table-cell table:style-name="ce1" office:value-type="string" calcext:value-type="string" table:number-columns-spanned="1" table:number-rows-spanned="2">
            <text:p>z/R</text:p>
          </table:table-cell>
          <table:table-cell table:style-name="ce1" office:value-type="string" calcext:value-type="string" table:number-columns-spanned="2" table:number-rows-spanned="1">
            <text:p>RT1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T2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T3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T4</text:p>
          </table:table-cell>
          <table:covered-table-cell table:style-name="ce2"/>
          <table:table-cell table:style-name="ce2" table:number-columns-repeated="1008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table:number-columns-repeated="100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([.A3]-5)/2.25" office:value-type="float" office:value="0" calcext:value-type="float">
            <text:p>0</text:p>
          </table:table-cell>
          <table:table-cell office:value-type="float" office:value="9.0626" calcext:value-type="float">
            <text:p>9.0626</text:p>
          </table:table-cell>
          <table:table-cell office:value-type="float" office:value="0.936673798228479" calcext:value-type="float">
            <text:p>0.936673798228479</text:p>
          </table:table-cell>
          <table:table-cell table:number-columns-repeated="2" table:style-name="Default" office:value-type="float" office:value="0.876985726540779" calcext:value-type="float">
            <text:p>0.876985726540779</text:p>
          </table:table-cell>
          <table:table-cell table:number-columns-repeated="2" table:style-name="Default" office:value-type="float" office:value="0.541481917873348" calcext:value-type="float">
            <text:p>0.541481917873348</text:p>
          </table:table-cell>
          <table:table-cell table:number-columns-repeated="2" office:value-type="float" office:value="0.468071618795627" calcext:value-type="float">
            <text:p>0.468071618795627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0338" calcext:value-type="float">
            <text:p>5.0338</text:p>
          </table:table-cell>
          <table:table-cell table:formula="of:=([.A4]-5)/2.25" office:value-type="float" office:value="0.0150222222222223" calcext:value-type="float">
            <text:p>0.015022222222222</text:p>
          </table:table-cell>
          <table:table-cell office:value-type="float" office:value="9.0624" calcext:value-type="float">
            <text:p>9.0624</text:p>
          </table:table-cell>
          <table:table-cell office:value-type="float" office:value="0.936653127034821" calcext:value-type="float">
            <text:p>0.936653127034821</text:p>
          </table:table-cell>
          <table:table-cell table:number-columns-repeated="2" table:style-name="Default" office:value-type="float" office:value="0.876947829352406" calcext:value-type="float">
            <text:p>0.876947829352406</text:p>
          </table:table-cell>
          <table:table-cell table:number-columns-repeated="2" table:style-name="Default" office:value-type="float" office:value="0.542591271932998" calcext:value-type="float">
            <text:p>0.542591271932998</text:p>
          </table:table-cell>
          <table:table-cell table:number-columns-repeated="2" office:value-type="float" office:value="0.470321333705415" calcext:value-type="float">
            <text:p>0.470321333705415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0675" calcext:value-type="float">
            <text:p>5.0675</text:p>
          </table:table-cell>
          <table:table-cell table:formula="of:=([.A5]-5)/2.25" office:value-type="float" office:value="0.03" calcext:value-type="float">
            <text:p>0.03</text:p>
          </table:table-cell>
          <table:table-cell office:value-type="float" office:value="9.0622" calcext:value-type="float">
            <text:p>9.0622</text:p>
          </table:table-cell>
          <table:table-cell office:value-type="float" office:value="0.936632455841163" calcext:value-type="float">
            <text:p>0.936632455841163</text:p>
          </table:table-cell>
          <table:table-cell table:number-columns-repeated="2" table:style-name="Default" office:value-type="float" office:value="0.876903041766147" calcext:value-type="float">
            <text:p>0.876903041766147</text:p>
          </table:table-cell>
          <table:table-cell table:number-columns-repeated="2" table:style-name="Default" office:value-type="float" office:value="0.543707516390534" calcext:value-type="float">
            <text:p>0.543707516390534</text:p>
          </table:table-cell>
          <table:table-cell table:number-columns-repeated="2" office:value-type="float" office:value="0.472612391002518" calcext:value-type="float">
            <text:p>0.472612391002518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1013" calcext:value-type="float">
            <text:p>5.1013</text:p>
          </table:table-cell>
          <table:table-cell table:formula="of:=([.A6]-5)/2.25" office:value-type="float" office:value="0.0450222222222223" calcext:value-type="float">
            <text:p>0.045022222222222</text:p>
          </table:table-cell>
          <table:table-cell office:value-type="float" office:value="9.0626" calcext:value-type="float">
            <text:p>9.0626</text:p>
          </table:table-cell>
          <table:table-cell office:value-type="float" office:value="0.936673798228479" calcext:value-type="float">
            <text:p>0.936673798228479</text:p>
          </table:table-cell>
          <table:table-cell table:number-columns-repeated="2" table:style-name="Default" office:value-type="float" office:value="0.87694093895452" calcext:value-type="float">
            <text:p>0.87694093895452</text:p>
          </table:table-cell>
          <table:table-cell table:number-columns-repeated="2" table:style-name="Default" office:value-type="float" office:value="0.543673064401104" calcext:value-type="float">
            <text:p>0.543673064401104</text:p>
          </table:table-cell>
          <table:table-cell table:number-columns-repeated="2" office:value-type="float" office:value="0.473825101030459" calcext:value-type="float">
            <text:p>0.473825101030459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135" calcext:value-type="float">
            <text:p>5.135</text:p>
          </table:table-cell>
          <table:table-cell table:formula="of:=([.A7]-5)/2.25" office:value-type="float" office:value="0.0599999999999999" calcext:value-type="float">
            <text:p>0.06</text:p>
          </table:table-cell>
          <table:table-cell office:value-type="float" office:value="9.06356666666667" calcext:value-type="float">
            <text:p>9.06356666666667</text:p>
          </table:table-cell>
          <table:table-cell office:value-type="float" office:value="0.936773708997826" calcext:value-type="float">
            <text:p>0.936773708997826</text:p>
          </table:table-cell>
          <table:table-cell table:number-columns-repeated="2" table:style-name="Default" office:value-type="float" office:value="0.877054630519639" calcext:value-type="float">
            <text:p>0.877054630519639</text:p>
          </table:table-cell>
          <table:table-cell table:number-columns-repeated="2" table:style-name="Default" office:value-type="float" office:value="0.542436237980562" calcext:value-type="float">
            <text:p>0.542436237980562</text:p>
          </table:table-cell>
          <table:table-cell table:number-columns-repeated="2" office:value-type="float" office:value="0.473842327025174" calcext:value-type="float">
            <text:p>0.473842327025174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1687" calcext:value-type="float">
            <text:p>5.1687</text:p>
          </table:table-cell>
          <table:table-cell table:formula="of:=([.A8]-5)/2.25" office:value-type="float" office:value="0.0749777777777779" calcext:value-type="float">
            <text:p>0.074977777777778</text:p>
          </table:table-cell>
          <table:table-cell office:value-type="float" office:value="9.0645" calcext:value-type="float">
            <text:p>9.0645</text:p>
          </table:table-cell>
          <table:table-cell office:value-type="float" office:value="0.93687017456823" calcext:value-type="float">
            <text:p>0.93687017456823</text:p>
          </table:table-cell>
          <table:table-cell table:number-columns-repeated="2" table:style-name="Default" office:value-type="float" office:value="0.877168322084759" calcext:value-type="float">
            <text:p>0.877168322084759</text:p>
          </table:table-cell>
          <table:table-cell table:number-columns-repeated="2" table:style-name="Default" office:value-type="float" office:value="0.541192521162135" calcext:value-type="float">
            <text:p>0.541192521162135</text:p>
          </table:table-cell>
          <table:table-cell table:number-columns-repeated="2" office:value-type="float" office:value="0.473852662622003" calcext:value-type="float">
            <text:p>0.473852662622003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2025" calcext:value-type="float">
            <text:p>5.2025</text:p>
          </table:table-cell>
          <table:table-cell table:formula="of:=([.A9]-5)/2.25" office:value-type="float" office:value="0.0899999999999999" calcext:value-type="float">
            <text:p>0.09</text:p>
          </table:table-cell>
          <table:table-cell office:value-type="float" office:value="9.0655" calcext:value-type="float">
            <text:p>9.0655</text:p>
          </table:table-cell>
          <table:table-cell office:value-type="float" office:value="0.936973530536521" calcext:value-type="float">
            <text:p>0.936973530536521</text:p>
          </table:table-cell>
          <table:table-cell table:number-columns-repeated="2" table:style-name="Default" office:value-type="float" office:value="0.877282013649878" calcext:value-type="float">
            <text:p>0.877282013649878</text:p>
          </table:table-cell>
          <table:table-cell table:number-columns-repeated="2" table:style-name="Default" office:value-type="float" office:value="0.539948804343707" calcext:value-type="float">
            <text:p>0.539948804343707</text:p>
          </table:table-cell>
          <table:table-cell table:number-columns-repeated="2" office:value-type="float" office:value="0.473866443417775" calcext:value-type="float">
            <text:p>0.473866443417775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2362" calcext:value-type="float">
            <text:p>5.2362</text:p>
          </table:table-cell>
          <table:table-cell table:formula="of:=([.A10]-5)/2.25" office:value-type="float" office:value="0.104977777777778" calcext:value-type="float">
            <text:p>0.104977777777778</text:p>
          </table:table-cell>
          <table:table-cell office:value-type="float" office:value="9.0665" calcext:value-type="float">
            <text:p>9.0665</text:p>
          </table:table-cell>
          <table:table-cell office:value-type="float" office:value="0.937076886504811" calcext:value-type="float">
            <text:p>0.937076886504811</text:p>
          </table:table-cell>
          <table:table-cell table:number-columns-repeated="2" table:style-name="Default" office:value-type="float" office:value="0.877395705214997" calcext:value-type="float">
            <text:p>0.877395705214997</text:p>
          </table:table-cell>
          <table:table-cell table:number-columns-repeated="2" table:style-name="Default" office:value-type="float" office:value="0.538705087525279" calcext:value-type="float">
            <text:p>0.538705087525279</text:p>
          </table:table-cell>
          <table:table-cell table:number-columns-repeated="2" office:value-type="float" office:value="0.473873333815661" calcext:value-type="float">
            <text:p>0.473873333815661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27" calcext:value-type="float">
            <text:p>5.27</text:p>
          </table:table-cell>
          <table:table-cell table:formula="of:=([.A11]-5)/2.25" office:value-type="float" office:value="0.12" calcext:value-type="float">
            <text:p>0.12</text:p>
          </table:table-cell>
          <table:table-cell office:value-type="float" office:value="9.06743333333333" calcext:value-type="float">
            <text:p>9.06743333333333</text:p>
          </table:table-cell>
          <table:table-cell office:value-type="float" office:value="0.937173352075216" calcext:value-type="float">
            <text:p>0.937173352075216</text:p>
          </table:table-cell>
          <table:table-cell table:number-columns-repeated="2" table:style-name="Default" office:value-type="float" office:value="0.877509396780117" calcext:value-type="float">
            <text:p>0.877509396780117</text:p>
          </table:table-cell>
          <table:table-cell table:number-columns-repeated="2" table:style-name="Default" office:value-type="float" office:value="0.537461370706852" calcext:value-type="float">
            <text:p>0.537461370706852</text:p>
          </table:table-cell>
          <table:table-cell table:number-columns-repeated="2" office:value-type="float" office:value="0.47388366941249" calcext:value-type="float">
            <text:p>0.47388366941249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3038" calcext:value-type="float">
            <text:p>5.3038</text:p>
          </table:table-cell>
          <table:table-cell table:formula="of:=([.A12]-5)/2.25" office:value-type="float" office:value="0.135022222222222" calcext:value-type="float">
            <text:p>0.135022222222222</text:p>
          </table:table-cell>
          <table:table-cell office:value-type="float" office:value="9.0684" calcext:value-type="float">
            <text:p>9.0684</text:p>
          </table:table-cell>
          <table:table-cell office:value-type="float" office:value="0.937273262844563" calcext:value-type="float">
            <text:p>0.937273262844563</text:p>
          </table:table-cell>
          <table:table-cell table:number-columns-repeated="2" table:style-name="Default" office:value-type="float" office:value="0.877619643146293" calcext:value-type="float">
            <text:p>0.877619643146293</text:p>
          </table:table-cell>
          <table:table-cell table:number-columns-repeated="2" table:style-name="Default" office:value-type="float" office:value="0.53615564030745" calcext:value-type="float">
            <text:p>0.53615564030745</text:p>
          </table:table-cell>
          <table:table-cell table:number-columns-repeated="2" office:value-type="float" office:value="0.473804429836801" calcext:value-type="float">
            <text:p>0.473804429836801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3375" calcext:value-type="float">
            <text:p>5.3375</text:p>
          </table:table-cell>
          <table:table-cell table:formula="of:=([.A13]-5)/2.25" office:value-type="float" office:value="0.15" calcext:value-type="float">
            <text:p>0.15</text:p>
          </table:table-cell>
          <table:table-cell office:value-type="float" office:value="9.06956666666667" calcext:value-type="float">
            <text:p>9.06956666666667</text:p>
          </table:table-cell>
          <table:table-cell office:value-type="float" office:value="0.937393844807568" calcext:value-type="float">
            <text:p>0.937393844807568</text:p>
          </table:table-cell>
          <table:table-cell table:number-columns-repeated="2" table:style-name="Default" office:value-type="float" office:value="0.877754005905071" calcext:value-type="float">
            <text:p>0.877754005905071</text:p>
          </table:table-cell>
          <table:table-cell table:number-columns-repeated="2" table:style-name="Default" office:value-type="float" office:value="0.534398588846513" calcext:value-type="float">
            <text:p>0.534398588846513</text:p>
          </table:table-cell>
          <table:table-cell table:number-columns-repeated="2" office:value-type="float" office:value="0.473215300817546" calcext:value-type="float">
            <text:p>0.473215300817546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3713" calcext:value-type="float">
            <text:p>5.3713</text:p>
          </table:table-cell>
          <table:table-cell table:formula="of:=([.A14]-5)/2.25" office:value-type="float" office:value="0.165022222222222" calcext:value-type="float">
            <text:p>0.165022222222222</text:p>
          </table:table-cell>
          <table:table-cell office:value-type="float" office:value="9.0717" calcext:value-type="float">
            <text:p>9.0717</text:p>
          </table:table-cell>
          <table:table-cell office:value-type="float" office:value="0.937614337539921" calcext:value-type="float">
            <text:p>0.937614337539921</text:p>
          </table:table-cell>
          <table:table-cell table:number-columns-repeated="2" table:style-name="Default" office:value-type="float" office:value="0.87805029301417" calcext:value-type="float">
            <text:p>0.87805029301417</text:p>
          </table:table-cell>
          <table:table-cell table:number-columns-repeated="2" table:style-name="Default" office:value-type="float" office:value="0.530254014518068" calcext:value-type="float">
            <text:p>0.530254014518068</text:p>
          </table:table-cell>
          <table:table-cell table:number-columns-repeated="2" office:value-type="float" office:value="0.470038827392088" calcext:value-type="float">
            <text:p>0.470038827392088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405" calcext:value-type="float">
            <text:p>5.405</text:p>
          </table:table-cell>
          <table:table-cell table:formula="of:=([.A15]-5)/2.25" office:value-type="float" office:value="0.18" calcext:value-type="float">
            <text:p>0.18</text:p>
          </table:table-cell>
          <table:table-cell office:value-type="float" office:value="9.07386666666667" calcext:value-type="float">
            <text:p>9.07386666666667</text:p>
          </table:table-cell>
          <table:table-cell office:value-type="float" office:value="0.937838275471217" calcext:value-type="float">
            <text:p>0.937838275471217</text:p>
          </table:table-cell>
          <table:table-cell table:number-columns-repeated="2" table:style-name="Default" office:value-type="float" office:value="0.878339689725383" calcext:value-type="float">
            <text:p>0.878339689725383</text:p>
          </table:table-cell>
          <table:table-cell table:number-columns-repeated="2" table:style-name="Default" office:value-type="float" office:value="0.526009529420276" calcext:value-type="float">
            <text:p>0.526009529420276</text:p>
          </table:table-cell>
          <table:table-cell table:number-columns-repeated="2" office:value-type="float" office:value="0.466783114390941" calcext:value-type="float">
            <text:p>0.466783114390941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4387" calcext:value-type="float">
            <text:p>5.4387</text:p>
          </table:table-cell>
          <table:table-cell table:formula="of:=([.A16]-5)/2.25" office:value-type="float" office:value="0.194977777777778" calcext:value-type="float">
            <text:p>0.194977777777778</text:p>
          </table:table-cell>
          <table:table-cell office:value-type="float" office:value="9.07606666666667" calcext:value-type="float">
            <text:p>9.07606666666667</text:p>
          </table:table-cell>
          <table:table-cell office:value-type="float" office:value="0.938065658601456" calcext:value-type="float">
            <text:p>0.938065658601456</text:p>
          </table:table-cell>
          <table:table-cell table:number-columns-repeated="2" table:style-name="Default" office:value-type="float" office:value="0.878632531635539" calcext:value-type="float">
            <text:p>0.878632531635539</text:p>
          </table:table-cell>
          <table:table-cell table:number-columns-repeated="2" table:style-name="Default" office:value-type="float" office:value="0.521765044322484" calcext:value-type="float">
            <text:p>0.521765044322484</text:p>
          </table:table-cell>
          <table:table-cell table:number-columns-repeated="2" office:value-type="float" office:value="0.46352395619085" calcext:value-type="float">
            <text:p>0.46352395619085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4725" calcext:value-type="float">
            <text:p>5.4725</text:p>
          </table:table-cell>
          <table:table-cell table:formula="of:=([.A17]-5)/2.25" office:value-type="float" office:value="0.21" calcext:value-type="float">
            <text:p>0.21</text:p>
          </table:table-cell>
          <table:table-cell office:value-type="float" office:value="9.07816666666667" calcext:value-type="float">
            <text:p>9.07816666666667</text:p>
          </table:table-cell>
          <table:table-cell office:value-type="float" office:value="0.938282706134866" calcext:value-type="float">
            <text:p>0.938282706134866</text:p>
          </table:table-cell>
          <table:table-cell table:number-columns-repeated="2" table:style-name="Default" office:value-type="float" office:value="0.878921928346752" calcext:value-type="float">
            <text:p>0.878921928346752</text:p>
          </table:table-cell>
          <table:table-cell table:number-columns-repeated="2" table:style-name="Default" office:value-type="float" office:value="0.517520559224692" calcext:value-type="float">
            <text:p>0.517520559224692</text:p>
          </table:table-cell>
          <table:table-cell table:number-columns-repeated="2" office:value-type="float" office:value="0.46026479799076" calcext:value-type="float">
            <text:p>0.46026479799076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5062" calcext:value-type="float">
            <text:p>5.5062</text:p>
          </table:table-cell>
          <table:table-cell table:formula="of:=([.A18]-5)/2.25" office:value-type="float" office:value="0.224977777777778" calcext:value-type="float">
            <text:p>0.224977777777778</text:p>
          </table:table-cell>
          <table:table-cell office:value-type="float" office:value="9.08036666666667" calcext:value-type="float">
            <text:p>9.08036666666667</text:p>
          </table:table-cell>
          <table:table-cell office:value-type="float" office:value="0.938510089265105" calcext:value-type="float">
            <text:p>0.938510089265105</text:p>
          </table:table-cell>
          <table:table-cell table:number-columns-repeated="2" table:style-name="Default" office:value-type="float" office:value="0.879211325057966" calcext:value-type="float">
            <text:p>0.879211325057966</text:p>
          </table:table-cell>
          <table:table-cell table:number-columns-repeated="2" table:style-name="Default" office:value-type="float" office:value="0.513279519325844" calcext:value-type="float">
            <text:p>0.513279519325844</text:p>
          </table:table-cell>
          <table:table-cell table:number-columns-repeated="2" office:value-type="float" office:value="0.457012530188556" calcext:value-type="float">
            <text:p>0.457012530188556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54" calcext:value-type="float">
            <text:p>5.54</text:p>
          </table:table-cell>
          <table:table-cell table:formula="of:=([.A19]-5)/2.25" office:value-type="float" office:value="0.24" calcext:value-type="float">
            <text:p>0.24</text:p>
          </table:table-cell>
          <table:table-cell office:value-type="float" office:value="9.08253333333333" calcext:value-type="float">
            <text:p>9.08253333333333</text:p>
          </table:table-cell>
          <table:table-cell office:value-type="float" office:value="0.9387340271964" calcext:value-type="float">
            <text:p>0.9387340271964</text:p>
          </table:table-cell>
          <table:table-cell table:number-columns-repeated="2" table:style-name="Default" office:value-type="float" office:value="0.879500721769178" calcext:value-type="float">
            <text:p>0.879500721769178</text:p>
          </table:table-cell>
          <table:table-cell table:number-columns-repeated="2" table:style-name="Default" office:value-type="float" office:value="0.508990246641792" calcext:value-type="float">
            <text:p>0.508990246641792</text:p>
          </table:table-cell>
          <table:table-cell table:number-columns-repeated="2" office:value-type="float" office:value="0.453643125622289" calcext:value-type="float">
            <text:p>0.453643125622289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5738" calcext:value-type="float">
            <text:p>5.5738</text:p>
          </table:table-cell>
          <table:table-cell table:formula="of:=([.A20]-5)/2.25" office:value-type="float" office:value="0.255022222222222" calcext:value-type="float">
            <text:p>0.255022222222222</text:p>
          </table:table-cell>
          <table:table-cell office:value-type="float" office:value="9.08466666666667" calcext:value-type="float">
            <text:p>9.08466666666667</text:p>
          </table:table-cell>
          <table:table-cell office:value-type="float" office:value="0.938954519928753" calcext:value-type="float">
            <text:p>0.938954519928753</text:p>
          </table:table-cell>
          <table:table-cell table:number-columns-repeated="2" table:style-name="Default" office:value-type="float" office:value="0.87977633768462" calcext:value-type="float">
            <text:p>0.87977633768462</text:p>
          </table:table-cell>
          <table:table-cell table:number-columns-repeated="2" table:style-name="Default" office:value-type="float" office:value="0.504621734382052" calcext:value-type="float">
            <text:p>0.504621734382052</text:p>
          </table:table-cell>
          <table:table-cell table:number-columns-repeated="2" office:value-type="float" office:value="0.450108351506758" calcext:value-type="float">
            <text:p>0.450108351506758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6075" calcext:value-type="float">
            <text:p>5.6075</text:p>
          </table:table-cell>
          <table:table-cell table:formula="of:=([.A21]-5)/2.25" office:value-type="float" office:value="0.27" calcext:value-type="float">
            <text:p>0.27</text:p>
          </table:table-cell>
          <table:table-cell office:value-type="float" office:value="9.08783333333333" calcext:value-type="float">
            <text:p>9.08783333333333</text:p>
          </table:table-cell>
          <table:table-cell office:value-type="float" office:value="0.93928181382834" calcext:value-type="float">
            <text:p>0.93928181382834</text:p>
          </table:table-cell>
          <table:table-cell table:number-columns-repeated="2" table:style-name="Default" office:value-type="float" office:value="0.880244884740869" calcext:value-type="float">
            <text:p>0.880244884740869</text:p>
          </table:table-cell>
          <table:table-cell table:number-columns-repeated="2" table:style-name="Default" office:value-type="float" office:value="0.498306684719509" calcext:value-type="float">
            <text:p>0.498306684719509</text:p>
          </table:table-cell>
          <table:table-cell table:number-columns-repeated="2" office:value-type="float" office:value="0.444361759669812" calcext:value-type="float">
            <text:p>0.444361759669812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6413" calcext:value-type="float">
            <text:p>5.6413</text:p>
          </table:table-cell>
          <table:table-cell table:formula="of:=([.A22]-5)/2.25" office:value-type="float" office:value="0.285022222222222" calcext:value-type="float">
            <text:p>0.285022222222222</text:p>
          </table:table-cell>
          <table:table-cell office:value-type="float" office:value="9.09113333333333" calcext:value-type="float">
            <text:p>9.09113333333333</text:p>
          </table:table-cell>
          <table:table-cell office:value-type="float" office:value="0.939622888523698" calcext:value-type="float">
            <text:p>0.939622888523698</text:p>
          </table:table-cell>
          <table:table-cell table:number-columns-repeated="2" table:style-name="Default" office:value-type="float" office:value="0.880744438587606" calcext:value-type="float">
            <text:p>0.880744438587606</text:p>
          </table:table-cell>
          <table:table-cell table:number-columns-repeated="2" table:style-name="Default" office:value-type="float" office:value="0.491254362483162" calcext:value-type="float">
            <text:p>0.491254362483162</text:p>
          </table:table-cell>
          <table:table-cell table:number-columns-repeated="2" office:value-type="float" office:value="0.437877895259062" calcext:value-type="float">
            <text:p>0.437877895259062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675" calcext:value-type="float">
            <text:p>5.675</text:p>
          </table:table-cell>
          <table:table-cell table:formula="of:=([.A23]-5)/2.25" office:value-type="float" office:value="0.3" calcext:value-type="float">
            <text:p>0.3</text:p>
          </table:table-cell>
          <table:table-cell office:value-type="float" office:value="9.09453333333333" calcext:value-type="float">
            <text:p>9.09453333333333</text:p>
          </table:table-cell>
          <table:table-cell office:value-type="float" office:value="0.939974298815885" calcext:value-type="float">
            <text:p>0.939974298815885</text:p>
          </table:table-cell>
          <table:table-cell table:number-columns-repeated="2" table:style-name="Default" office:value-type="float" office:value="0.881247437633286" calcext:value-type="float">
            <text:p>0.881247437633286</text:p>
          </table:table-cell>
          <table:table-cell table:number-columns-repeated="2" table:style-name="Default" office:value-type="float" office:value="0.484202040246814" calcext:value-type="float">
            <text:p>0.484202040246814</text:p>
          </table:table-cell>
          <table:table-cell table:number-columns-repeated="2" office:value-type="float" office:value="0.431394030848311" calcext:value-type="float">
            <text:p>0.431394030848311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7087" calcext:value-type="float">
            <text:p>5.7087</text:p>
          </table:table-cell>
          <table:table-cell table:formula="of:=([.A24]-5)/2.25" office:value-type="float" office:value="0.314977777777778" calcext:value-type="float">
            <text:p>0.314977777777778</text:p>
          </table:table-cell>
          <table:table-cell office:value-type="float" office:value="9.0979" calcext:value-type="float">
            <text:p>9.0979</text:p>
          </table:table-cell>
          <table:table-cell office:value-type="float" office:value="0.940322263909129" calcext:value-type="float">
            <text:p>0.940322263909129</text:p>
          </table:table-cell>
          <table:table-cell table:number-columns-repeated="2" table:style-name="Default" office:value-type="float" office:value="0.881746991480023" calcext:value-type="float">
            <text:p>0.881746991480023</text:p>
          </table:table-cell>
          <table:table-cell table:number-columns-repeated="2" table:style-name="Default" office:value-type="float" office:value="0.477149718010466" calcext:value-type="float">
            <text:p>0.477149718010466</text:p>
          </table:table-cell>
          <table:table-cell table:number-columns-repeated="2" office:value-type="float" office:value="0.424913611636504" calcext:value-type="float">
            <text:p>0.424913611636504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7425" calcext:value-type="float">
            <text:p>5.7425</text:p>
          </table:table-cell>
          <table:table-cell table:formula="of:=([.A25]-5)/2.25" office:value-type="float" office:value="0.33" calcext:value-type="float">
            <text:p>0.33</text:p>
          </table:table-cell>
          <table:table-cell office:value-type="float" office:value="9.10123333333333" calcext:value-type="float">
            <text:p>9.10123333333333</text:p>
          </table:table-cell>
          <table:table-cell office:value-type="float" office:value="0.940666783803431" calcext:value-type="float">
            <text:p>0.940666783803431</text:p>
          </table:table-cell>
          <table:table-cell table:number-columns-repeated="2" table:style-name="Default" office:value-type="float" office:value="0.882249990525703" calcext:value-type="float">
            <text:p>0.882249990525703</text:p>
          </table:table-cell>
          <table:table-cell table:number-columns-repeated="2" table:style-name="Default" office:value-type="float" office:value="0.470097395774119" calcext:value-type="float">
            <text:p>0.470097395774119</text:p>
          </table:table-cell>
          <table:table-cell table:number-columns-repeated="2" office:value-type="float" office:value="0.418429747225754" calcext:value-type="float">
            <text:p>0.418429747225754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7762" calcext:value-type="float">
            <text:p>5.7762</text:p>
          </table:table-cell>
          <table:table-cell table:formula="of:=([.A26]-5)/2.25" office:value-type="float" office:value="0.344977777777778" calcext:value-type="float">
            <text:p>0.344977777777778</text:p>
          </table:table-cell>
          <table:table-cell office:value-type="float" office:value="9.1046" calcext:value-type="float">
            <text:p>9.1046</text:p>
          </table:table-cell>
          <table:table-cell office:value-type="float" office:value="0.941014748896675" calcext:value-type="float">
            <text:p>0.941014748896675</text:p>
          </table:table-cell>
          <table:table-cell table:number-columns-repeated="2" table:style-name="Default" office:value-type="float" office:value="0.882746099173497" calcext:value-type="float">
            <text:p>0.882746099173497</text:p>
          </table:table-cell>
          <table:table-cell table:number-columns-repeated="2" table:style-name="Default" office:value-type="float" office:value="0.463024402344113" calcext:value-type="float">
            <text:p>0.463024402344113</text:p>
          </table:table-cell>
          <table:table-cell table:number-columns-repeated="2" office:value-type="float" office:value="0.411921766422402" calcext:value-type="float">
            <text:p>0.411921766422402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81" calcext:value-type="float">
            <text:p>5.81</text:p>
          </table:table-cell>
          <table:table-cell table:formula="of:=([.A27]-5)/2.25" office:value-type="float" office:value="0.36" calcext:value-type="float">
            <text:p>0.36</text:p>
          </table:table-cell>
          <table:table-cell office:value-type="float" office:value="9.10796666666667" calcext:value-type="float">
            <text:p>9.10796666666667</text:p>
          </table:table-cell>
          <table:table-cell office:value-type="float" office:value="0.941362713989919" calcext:value-type="float">
            <text:p>0.941362713989919</text:p>
          </table:table-cell>
          <table:table-cell table:number-columns-repeated="2" table:style-name="Default" office:value-type="float" office:value="0.883235317423405" calcext:value-type="float">
            <text:p>0.883235317423405</text:p>
          </table:table-cell>
          <table:table-cell table:number-columns-repeated="2" table:style-name="Default" office:value-type="float" office:value="0.455813600956387" calcext:value-type="float">
            <text:p>0.455813600956387</text:p>
          </table:table-cell>
          <table:table-cell table:number-columns-repeated="2" office:value-type="float" office:value="0.405293203656045" calcext:value-type="float">
            <text:p>0.405293203656045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8438" calcext:value-type="float">
            <text:p>5.8438</text:p>
          </table:table-cell>
          <table:table-cell table:formula="of:=([.A28]-5)/2.25" office:value-type="float" office:value="0.375022222222222" calcext:value-type="float">
            <text:p>0.375022222222222</text:p>
          </table:table-cell>
          <table:table-cell office:value-type="float" office:value="9.1119" calcext:value-type="float">
            <text:p>9.1119</text:p>
          </table:table-cell>
          <table:table-cell office:value-type="float" office:value="0.941769247465195" calcext:value-type="float">
            <text:p>0.941769247465195</text:p>
          </table:table-cell>
          <table:table-cell table:number-columns-repeated="2" table:style-name="Default" office:value-type="float" office:value="0.883852008034204" calcext:value-type="float">
            <text:p>0.883852008034204</text:p>
          </table:table-cell>
          <table:table-cell table:number-columns-repeated="2" table:style-name="Default" office:value-type="float" office:value="0.448106690920867" calcext:value-type="float">
            <text:p>0.448106690920867</text:p>
          </table:table-cell>
          <table:table-cell table:number-columns-repeated="2" office:value-type="float" office:value="0.398103073461977" calcext:value-type="float">
            <text:p>0.398103073461977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8775" calcext:value-type="float">
            <text:p>5.8775</text:p>
          </table:table-cell>
          <table:table-cell table:formula="of:=([.A29]-5)/2.25" office:value-type="float" office:value="0.39" calcext:value-type="float">
            <text:p>0.39</text:p>
          </table:table-cell>
          <table:table-cell office:value-type="float" office:value="9.11643333333333" calcext:value-type="float">
            <text:p>9.11643333333333</text:p>
          </table:table-cell>
          <table:table-cell office:value-type="float" office:value="0.942237794521445" calcext:value-type="float">
            <text:p>0.942237794521445</text:p>
          </table:table-cell>
          <table:table-cell table:number-columns-repeated="2" table:style-name="Default" office:value-type="float" office:value="0.884606506602724" calcext:value-type="float">
            <text:p>0.884606506602724</text:p>
          </table:table-cell>
          <table:table-cell table:number-columns-repeated="2" table:style-name="Default" office:value-type="float" office:value="0.439665953510485" calcext:value-type="float">
            <text:p>0.439665953510485</text:p>
          </table:table-cell>
          <table:table-cell table:number-columns-repeated="2" office:value-type="float" office:value="0.390161889898332" calcext:value-type="float">
            <text:p>0.390161889898332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9113" calcext:value-type="float">
            <text:p>5.9113</text:p>
          </table:table-cell>
          <table:table-cell table:formula="of:=([.A30]-5)/2.25" office:value-type="float" office:value="0.405022222222222" calcext:value-type="float">
            <text:p>0.405022222222222</text:p>
          </table:table-cell>
          <table:table-cell office:value-type="float" office:value="9.121" calcext:value-type="float">
            <text:p>9.121</text:p>
          </table:table-cell>
          <table:table-cell office:value-type="float" office:value="0.942709786776637" calcext:value-type="float">
            <text:p>0.942709786776637</text:p>
          </table:table-cell>
          <table:table-cell table:number-columns-repeated="2" table:style-name="Default" office:value-type="float" office:value="0.885361005171244" calcext:value-type="float">
            <text:p>0.885361005171244</text:p>
          </table:table-cell>
          <table:table-cell table:number-columns-repeated="2" table:style-name="Default" office:value-type="float" office:value="0.431170092917016" calcext:value-type="float">
            <text:p>0.431170092917016</text:p>
          </table:table-cell>
          <table:table-cell table:number-columns-repeated="2" office:value-type="float" office:value="0.382169028350542" calcext:value-type="float">
            <text:p>0.382169028350542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945" calcext:value-type="float">
            <text:p>5.945</text:p>
          </table:table-cell>
          <table:table-cell table:formula="of:=([.A31]-5)/2.25" office:value-type="float" office:value="0.42" calcext:value-type="float">
            <text:p>0.42</text:p>
          </table:table-cell>
          <table:table-cell office:value-type="float" office:value="9.12556666666667" calcext:value-type="float">
            <text:p>9.12556666666667</text:p>
          </table:table-cell>
          <table:table-cell office:value-type="float" office:value="0.94318177903183" calcext:value-type="float">
            <text:p>0.94318177903183</text:p>
          </table:table-cell>
          <table:table-cell table:number-columns-repeated="2" table:style-name="Default" office:value-type="float" office:value="0.88611205854082" calcext:value-type="float">
            <text:p>0.88611205854082</text:p>
          </table:table-cell>
          <table:table-cell table:number-columns-repeated="2" table:style-name="Default" office:value-type="float" office:value="0.422663896726716" calcext:value-type="float">
            <text:p>0.422663896726716</text:p>
          </table:table-cell>
          <table:table-cell table:number-columns-repeated="2" office:value-type="float" office:value="0.374179612001695" calcext:value-type="float">
            <text:p>0.374179612001695</text:p>
          </table:table-cell>
          <table:table-cell table:number-columns-repeated="1008"/>
        </table:table-row>
        <table:table-row table:style-name="ro1">
          <table:table-cell table:style-name="Default" office:value-type="float" office:value="5.9788" calcext:value-type="float">
            <text:p>5.9788</text:p>
          </table:table-cell>
          <table:table-cell table:formula="of:=([.A32]-5)/2.25" office:value-type="float" office:value="0.435022222222222" calcext:value-type="float">
            <text:p>0.435022222222222</text:p>
          </table:table-cell>
          <table:table-cell office:value-type="float" office:value="9.1301" calcext:value-type="float">
            <text:p>9.1301</text:p>
          </table:table-cell>
          <table:table-cell office:value-type="float" office:value="0.94365032608808" calcext:value-type="float">
            <text:p>0.94365032608808</text:p>
          </table:table-cell>
          <table:table-cell table:number-columns-repeated="2" table:style-name="Default" office:value-type="float" office:value="0.88686655710934" calcext:value-type="float">
            <text:p>0.88686655710934</text:p>
          </table:table-cell>
          <table:table-cell table:number-columns-repeated="2" table:style-name="Default" office:value-type="float" office:value="0.414168036133247" calcext:value-type="float">
            <text:p>0.414168036133247</text:p>
          </table:table-cell>
          <table:table-cell table:number-columns-repeated="2" office:value-type="float" office:value="0.366190195652848" calcext:value-type="float">
            <text:p>0.366190195652848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0125" calcext:value-type="float">
            <text:p>6.0125</text:p>
          </table:table-cell>
          <table:table-cell table:formula="of:=([.A33]-5)/2.25" office:value-type="float" office:value="0.45" calcext:value-type="float">
            <text:p>0.45</text:p>
          </table:table-cell>
          <table:table-cell office:value-type="float" office:value="9.1347" calcext:value-type="float">
            <text:p>9.1347</text:p>
          </table:table-cell>
          <table:table-cell office:value-type="float" office:value="0.944125763542216" calcext:value-type="float">
            <text:p>0.944125763542216</text:p>
          </table:table-cell>
          <table:table-cell table:number-columns-repeated="2" table:style-name="Default" office:value-type="float" office:value="0.88762105567786" calcext:value-type="float">
            <text:p>0.88762105567786</text:p>
          </table:table-cell>
          <table:table-cell table:number-columns-repeated="2" table:style-name="Default" office:value-type="float" office:value="0.405668730340834" calcext:value-type="float">
            <text:p>0.405668730340834</text:p>
          </table:table-cell>
          <table:table-cell table:number-columns-repeated="2" office:value-type="float" office:value="0.358193888906115" calcext:value-type="float">
            <text:p>0.358193888906115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0462" calcext:value-type="float">
            <text:p>6.0462</text:p>
          </table:table-cell>
          <table:table-cell table:formula="of:=([.A34]-5)/2.25" office:value-type="float" office:value="0.464977777777778" calcext:value-type="float">
            <text:p>0.464977777777778</text:p>
          </table:table-cell>
          <table:table-cell office:value-type="float" office:value="9.13923333333334" calcext:value-type="float">
            <text:p>9.13923333333334</text:p>
          </table:table-cell>
          <table:table-cell office:value-type="float" office:value="0.944594310598466" calcext:value-type="float">
            <text:p>0.944594310598466</text:p>
          </table:table-cell>
          <table:table-cell table:number-columns-repeated="2" table:style-name="Default" office:value-type="float" office:value="0.888358328251665" calcext:value-type="float">
            <text:p>0.888358328251665</text:p>
          </table:table-cell>
          <table:table-cell table:number-columns-repeated="2" table:style-name="Default" office:value-type="float" office:value="0.396880027837207" calcext:value-type="float">
            <text:p>0.396880027837207</text:p>
          </table:table-cell>
          <table:table-cell table:number-columns-repeated="2" office:value-type="float" office:value="0.350066664599547" calcext:value-type="float">
            <text:p>0.350066664599547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08" calcext:value-type="float">
            <text:p>6.08</text:p>
          </table:table-cell>
          <table:table-cell table:formula="of:=([.A35]-5)/2.25" office:value-type="float" office:value="0.48" calcext:value-type="float">
            <text:p>0.48</text:p>
          </table:table-cell>
          <table:table-cell office:value-type="float" office:value="9.14396666666667" calcext:value-type="float">
            <text:p>9.14396666666667</text:p>
          </table:table-cell>
          <table:table-cell office:value-type="float" office:value="0.945083528848373" calcext:value-type="float">
            <text:p>0.945083528848373</text:p>
          </table:table-cell>
          <table:table-cell table:number-columns-repeated="2" table:style-name="Default" office:value-type="float" office:value="0.889136943212786" calcext:value-type="float">
            <text:p>0.889136943212786</text:p>
          </table:table-cell>
          <table:table-cell table:number-columns-repeated="2" table:style-name="Default" office:value-type="float" office:value="0.388036202150493" calcext:value-type="float">
            <text:p>0.388036202150493</text:p>
          </table:table-cell>
          <table:table-cell table:number-columns-repeated="2" office:value-type="float" office:value="0.341935995094037" calcext:value-type="float">
            <text:p>0.341935995094037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1137" calcext:value-type="float">
            <text:p>6.1137</text:p>
          </table:table-cell>
          <table:table-cell table:formula="of:=([.A36]-5)/2.25" office:value-type="float" office:value="0.494977777777778" calcext:value-type="float">
            <text:p>0.494977777777778</text:p>
          </table:table-cell>
          <table:table-cell office:value-type="float" office:value="9.14963333333333" calcext:value-type="float">
            <text:p>9.14963333333333</text:p>
          </table:table-cell>
          <table:table-cell office:value-type="float" office:value="0.945669212668686" calcext:value-type="float">
            <text:p>0.945669212668686</text:p>
          </table:table-cell>
          <table:table-cell table:number-columns-repeated="2" table:style-name="Default" office:value-type="float" office:value="0.890184283691462" calcext:value-type="float">
            <text:p>0.890184283691462</text:p>
          </table:table-cell>
          <table:table-cell table:number-columns-repeated="2" table:style-name="Default" office:value-type="float" office:value="0.380818510364881" calcext:value-type="float">
            <text:p>0.380818510364881</text:p>
          </table:table-cell>
          <table:table-cell table:number-columns-repeated="2" office:value-type="float" office:value="0.334663180125336" calcext:value-type="float">
            <text:p>0.334663180125336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1475" calcext:value-type="float">
            <text:p>6.1475</text:p>
          </table:table-cell>
          <table:table-cell table:formula="of:=([.A37]-5)/2.25" office:value-type="float" office:value="0.51" calcext:value-type="float">
            <text:p>0.51</text:p>
          </table:table-cell>
          <table:table-cell office:value-type="float" office:value="9.1554" calcext:value-type="float">
            <text:p>9.1554</text:p>
          </table:table-cell>
          <table:table-cell office:value-type="float" office:value="0.946265232085827" calcext:value-type="float">
            <text:p>0.946265232085827</text:p>
          </table:table-cell>
          <table:table-cell table:number-columns-repeated="2" table:style-name="Default" office:value-type="float" office:value="0.891228178971195" calcext:value-type="float">
            <text:p>0.891228178971195</text:p>
          </table:table-cell>
          <table:table-cell table:number-columns-repeated="2" table:style-name="Default" office:value-type="float" office:value="0.373425113433175" calcext:value-type="float">
            <text:p>0.373425113433175</text:p>
          </table:table-cell>
          <table:table-cell table:number-columns-repeated="2" office:value-type="float" office:value="0.327142310832739" calcext:value-type="float">
            <text:p>0.327142310832739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1813" calcext:value-type="float">
            <text:p>6.1813</text:p>
          </table:table-cell>
          <table:table-cell table:formula="of:=([.A38]-5)/2.25" office:value-type="float" office:value="0.525022222222222" calcext:value-type="float">
            <text:p>0.525022222222222</text:p>
          </table:table-cell>
          <table:table-cell office:value-type="float" office:value="9.16113333333333" calcext:value-type="float">
            <text:p>9.16113333333333</text:p>
          </table:table-cell>
          <table:table-cell office:value-type="float" office:value="0.946857806304025" calcext:value-type="float">
            <text:p>0.946857806304025</text:p>
          </table:table-cell>
          <table:table-cell table:number-columns-repeated="2" table:style-name="Default" office:value-type="float" office:value="0.892272074250928" calcext:value-type="float">
            <text:p>0.892272074250928</text:p>
          </table:table-cell>
          <table:table-cell table:number-columns-repeated="2" table:style-name="Default" office:value-type="float" office:value="0.366035161700412" calcext:value-type="float">
            <text:p>0.366035161700412</text:p>
          </table:table-cell>
          <table:table-cell table:number-columns-repeated="2" office:value-type="float" office:value="0.319621441540142" calcext:value-type="float">
            <text:p>0.319621441540142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215" calcext:value-type="float">
            <text:p>6.215</text:p>
          </table:table-cell>
          <table:table-cell table:formula="of:=([.A39]-5)/2.25" office:value-type="float" office:value="0.54" calcext:value-type="float">
            <text:p>0.54</text:p>
          </table:table-cell>
          <table:table-cell office:value-type="float" office:value="9.1668" calcext:value-type="float">
            <text:p>9.1668</text:p>
          </table:table-cell>
          <table:table-cell office:value-type="float" office:value="0.947443490124337" calcext:value-type="float">
            <text:p>0.947443490124337</text:p>
          </table:table-cell>
          <table:table-cell table:number-columns-repeated="2" table:style-name="Default" office:value-type="float" office:value="0.893312524331718" calcext:value-type="float">
            <text:p>0.893312524331718</text:p>
          </table:table-cell>
          <table:table-cell table:number-columns-repeated="2" table:style-name="Default" office:value-type="float" office:value="0.358641764768707" calcext:value-type="float">
            <text:p>0.358641764768707</text:p>
          </table:table-cell>
          <table:table-cell table:number-columns-repeated="2" office:value-type="float" office:value="0.312100572247544" calcext:value-type="float">
            <text:p>0.312100572247544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2488" calcext:value-type="float">
            <text:p>6.2488</text:p>
          </table:table-cell>
          <table:table-cell table:formula="of:=([.A40]-5)/2.25" office:value-type="float" office:value="0.555022222222222" calcext:value-type="float">
            <text:p>0.555022222222222</text:p>
          </table:table-cell>
          <table:table-cell office:value-type="float" office:value="9.17253333333333" calcext:value-type="float">
            <text:p>9.17253333333333</text:p>
          </table:table-cell>
          <table:table-cell office:value-type="float" office:value="0.948036064342535" calcext:value-type="float">
            <text:p>0.948036064342535</text:p>
          </table:table-cell>
          <table:table-cell table:number-columns-repeated="2" table:style-name="Default" office:value-type="float" office:value="0.894352974412507" calcext:value-type="float">
            <text:p>0.894352974412507</text:p>
          </table:table-cell>
          <table:table-cell table:number-columns-repeated="2" table:style-name="Default" office:value-type="float" office:value="0.351248367837001" calcext:value-type="float">
            <text:p>0.351248367837001</text:p>
          </table:table-cell>
          <table:table-cell table:number-columns-repeated="2" office:value-type="float" office:value="0.304576257756004" calcext:value-type="float">
            <text:p>0.304576257756004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2825" calcext:value-type="float">
            <text:p>6.2825</text:p>
          </table:table-cell>
          <table:table-cell table:formula="of:=([.A41]-5)/2.25" office:value-type="float" office:value="0.57" calcext:value-type="float">
            <text:p>0.57</text:p>
          </table:table-cell>
          <table:table-cell office:value-type="float" office:value="9.17826666666667" calcext:value-type="float">
            <text:p>9.17826666666667</text:p>
          </table:table-cell>
          <table:table-cell office:value-type="float" office:value="0.948628638560734" calcext:value-type="float">
            <text:p>0.948628638560734</text:p>
          </table:table-cell>
          <table:table-cell table:number-columns-repeated="2" table:style-name="Default" office:value-type="float" office:value="0.895389979294354" calcext:value-type="float">
            <text:p>0.895389979294354</text:p>
          </table:table-cell>
          <table:table-cell table:number-columns-repeated="2" table:style-name="Default" office:value-type="float" office:value="0.343637923371885" calcext:value-type="float">
            <text:p>0.343637923371885</text:p>
          </table:table-cell>
          <table:table-cell table:number-columns-repeated="2" office:value-type="float" office:value="0.296931361301458" calcext:value-type="float">
            <text:p>0.296931361301458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3162" calcext:value-type="float">
            <text:p>6.3162</text:p>
          </table:table-cell>
          <table:table-cell table:formula="of:=([.A42]-5)/2.25" office:value-type="float" office:value="0.584977777777778" calcext:value-type="float">
            <text:p>0.584977777777778</text:p>
          </table:table-cell>
          <table:table-cell office:value-type="float" office:value="9.18396666666667" calcext:value-type="float">
            <text:p>9.18396666666667</text:p>
          </table:table-cell>
          <table:table-cell office:value-type="float" office:value="0.949217767579989" calcext:value-type="float">
            <text:p>0.949217767579989</text:p>
          </table:table-cell>
          <table:table-cell table:number-columns-repeated="2" table:style-name="Default" office:value-type="float" office:value="0.896413203380429" calcext:value-type="float">
            <text:p>0.896413203380429</text:p>
          </table:table-cell>
          <table:table-cell table:number-columns-repeated="2" table:style-name="Default" office:value-type="float" office:value="0.335634726227266" calcext:value-type="float">
            <text:p>0.335634726227266</text:p>
          </table:table-cell>
          <table:table-cell table:number-columns-repeated="2" office:value-type="float" office:value="0.289052191318788" calcext:value-type="float">
            <text:p>0.289052191318788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35" calcext:value-type="float">
            <text:p>6.35</text:p>
          </table:table-cell>
          <table:table-cell table:formula="of:=([.A43]-5)/2.25" office:value-type="float" office:value="0.6" calcext:value-type="float">
            <text:p>0.6</text:p>
          </table:table-cell>
          <table:table-cell office:value-type="float" office:value="9.19053333333333" calcext:value-type="float">
            <text:p>9.19053333333333</text:p>
          </table:table-cell>
          <table:table-cell office:value-type="float" office:value="0.949896471771762" calcext:value-type="float">
            <text:p>0.949896471771762</text:p>
          </table:table-cell>
          <table:table-cell table:number-columns-repeated="2" table:style-name="Default" office:value-type="float" office:value="0.897698262586173" calcext:value-type="float">
            <text:p>0.897698262586173</text:p>
          </table:table-cell>
          <table:table-cell table:number-columns-repeated="2" table:style-name="Default" office:value-type="float" office:value="0.330280887069824" calcext:value-type="float">
            <text:p>0.330280887069824</text:p>
          </table:table-cell>
          <table:table-cell table:number-columns-repeated="2" office:value-type="float" office:value="0.283836160119066" calcext:value-type="float">
            <text:p>0.283836160119066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3837" calcext:value-type="float">
            <text:p>6.3837</text:p>
          </table:table-cell>
          <table:table-cell table:formula="of:=([.A44]-5)/2.25" office:value-type="float" office:value="0.614977777777778" calcext:value-type="float">
            <text:p>0.614977777777778</text:p>
          </table:table-cell>
          <table:table-cell office:value-type="float" office:value="9.19733333333334" calcext:value-type="float">
            <text:p>9.19733333333334</text:p>
          </table:table-cell>
          <table:table-cell office:value-type="float" office:value="0.950599292356137" calcext:value-type="float">
            <text:p>0.950599292356137</text:p>
          </table:table-cell>
          <table:table-cell table:number-columns-repeated="2" table:style-name="Default" office:value-type="float" office:value="0.899045335372891" calcext:value-type="float">
            <text:p>0.899045335372891</text:p>
          </table:table-cell>
          <table:table-cell table:number-columns-repeated="2" table:style-name="Default" office:value-type="float" office:value="0.324710000378972" calcext:value-type="float">
            <text:p>0.324710000378972</text:p>
          </table:table-cell>
          <table:table-cell table:number-columns-repeated="2" office:value-type="float" office:value="0.278468540165852" calcext:value-type="float">
            <text:p>0.278468540165852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4175" calcext:value-type="float">
            <text:p>6.4175</text:p>
          </table:table-cell>
          <table:table-cell table:formula="of:=([.A45]-5)/2.25" office:value-type="float" office:value="0.63" calcext:value-type="float">
            <text:p>0.63</text:p>
          </table:table-cell>
          <table:table-cell office:value-type="float" office:value="9.2041" calcext:value-type="float">
            <text:p>9.2041</text:p>
          </table:table-cell>
          <table:table-cell office:value-type="float" office:value="0.951298667741569" calcext:value-type="float">
            <text:p>0.951298667741569</text:p>
          </table:table-cell>
          <table:table-cell table:number-columns-repeated="2" table:style-name="Default" office:value-type="float" office:value="0.900392408159609" calcext:value-type="float">
            <text:p>0.900392408159609</text:p>
          </table:table-cell>
          <table:table-cell table:number-columns-repeated="2" table:style-name="Default" office:value-type="float" office:value="0.31913911368812" calcext:value-type="float">
            <text:p>0.31913911368812</text:p>
          </table:table-cell>
          <table:table-cell table:number-columns-repeated="2" office:value-type="float" office:value="0.273097475013695" calcext:value-type="float">
            <text:p>0.273097475013695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4513" calcext:value-type="float">
            <text:p>6.4513</text:p>
          </table:table-cell>
          <table:table-cell table:formula="of:=([.A46]-5)/2.25" office:value-type="float" office:value="0.645022222222222" calcext:value-type="float">
            <text:p>0.645022222222222</text:p>
          </table:table-cell>
          <table:table-cell office:value-type="float" office:value="9.2109" calcext:value-type="float">
            <text:p>9.2109</text:p>
          </table:table-cell>
          <table:table-cell office:value-type="float" office:value="0.952001488325943" calcext:value-type="float">
            <text:p>0.952001488325943</text:p>
          </table:table-cell>
          <table:table-cell table:number-columns-repeated="2" table:style-name="Default" office:value-type="float" office:value="0.901736035747384" calcext:value-type="float">
            <text:p>0.901736035747384</text:p>
          </table:table-cell>
          <table:table-cell table:number-columns-repeated="2" table:style-name="Default" office:value-type="float" office:value="0.313568226997268" calcext:value-type="float">
            <text:p>0.313568226997268</text:p>
          </table:table-cell>
          <table:table-cell table:number-columns-repeated="2" office:value-type="float" office:value="0.26772985506048" calcext:value-type="float">
            <text:p>0.26772985506048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485" calcext:value-type="float">
            <text:p>6.485</text:p>
          </table:table-cell>
          <table:table-cell table:formula="of:=([.A47]-5)/2.25" office:value-type="float" office:value="0.66" calcext:value-type="float">
            <text:p>0.66</text:p>
          </table:table-cell>
          <table:table-cell office:value-type="float" office:value="9.2177" calcext:value-type="float">
            <text:p>9.2177</text:p>
          </table:table-cell>
          <table:table-cell office:value-type="float" office:value="0.952704308910318" calcext:value-type="float">
            <text:p>0.952704308910318</text:p>
          </table:table-cell>
          <table:table-cell table:number-columns-repeated="2" table:style-name="Default" office:value-type="float" office:value="0.903086553733045" calcext:value-type="float">
            <text:p>0.903086553733045</text:p>
          </table:table-cell>
          <table:table-cell table:number-columns-repeated="2" table:style-name="Default" office:value-type="float" office:value="0.307997340306416" calcext:value-type="float">
            <text:p>0.307997340306416</text:p>
          </table:table-cell>
          <table:table-cell table:number-columns-repeated="2" office:value-type="float" office:value="0.262362235107266" calcext:value-type="float">
            <text:p>0.262362235107266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5188" calcext:value-type="float">
            <text:p>6.5188</text:p>
          </table:table-cell>
          <table:table-cell table:formula="of:=([.A48]-5)/2.25" office:value-type="float" office:value="0.675022222222222" calcext:value-type="float">
            <text:p>0.675022222222222</text:p>
          </table:table-cell>
          <table:table-cell office:value-type="float" office:value="9.22446666666667" calcext:value-type="float">
            <text:p>9.22446666666667</text:p>
          </table:table-cell>
          <table:table-cell office:value-type="float" office:value="0.95340368429575" calcext:value-type="float">
            <text:p>0.95340368429575</text:p>
          </table:table-cell>
          <table:table-cell table:number-columns-repeated="2" table:style-name="Default" office:value-type="float" office:value="0.90443018132082" calcext:value-type="float">
            <text:p>0.90443018132082</text:p>
          </table:table-cell>
          <table:table-cell table:number-columns-repeated="2" table:style-name="Default" office:value-type="float" office:value="0.302378220830362" calcext:value-type="float">
            <text:p>0.302378220830362</text:p>
          </table:table-cell>
          <table:table-cell table:number-columns-repeated="2" office:value-type="float" office:value="0.256939491970964" calcext:value-type="float">
            <text:p>0.256939491970964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5525" calcext:value-type="float">
            <text:p>6.5525</text:p>
          </table:table-cell>
          <table:table-cell table:formula="of:=([.A49]-5)/2.25" office:value-type="float" office:value="0.69" calcext:value-type="float">
            <text:p>0.69</text:p>
          </table:table-cell>
          <table:table-cell office:value-type="float" office:value="9.2313" calcext:value-type="float">
            <text:p>9.2313</text:p>
          </table:table-cell>
          <table:table-cell office:value-type="float" office:value="0.954109950079067" calcext:value-type="float">
            <text:p>0.954109950079067</text:p>
          </table:table-cell>
          <table:table-cell table:number-columns-repeated="2" table:style-name="Default" office:value-type="float" office:value="0.905763473311766" calcext:value-type="float">
            <text:p>0.905763473311766</text:p>
          </table:table-cell>
          <table:table-cell table:number-columns-repeated="2" table:style-name="Default" office:value-type="float" office:value="0.296514492229354" calcext:value-type="float">
            <text:p>0.296514492229354</text:p>
          </table:table-cell>
          <table:table-cell table:number-columns-repeated="2" office:value-type="float" office:value="0.251254913714992" calcext:value-type="float">
            <text:p>0.251254913714992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5862" calcext:value-type="float">
            <text:p>6.5862</text:p>
          </table:table-cell>
          <table:table-cell table:formula="of:=([.A50]-5)/2.25" office:value-type="float" office:value="0.704977777777778" calcext:value-type="float">
            <text:p>0.704977777777778</text:p>
          </table:table-cell>
          <table:table-cell office:value-type="float" office:value="9.23843333333333" calcext:value-type="float">
            <text:p>9.23843333333333</text:p>
          </table:table-cell>
          <table:table-cell office:value-type="float" office:value="0.954847222652872" calcext:value-type="float">
            <text:p>0.954847222652872</text:p>
          </table:table-cell>
          <table:table-cell table:number-columns-repeated="2" table:style-name="Default" office:value-type="float" office:value="0.90723112806149" calcext:value-type="float">
            <text:p>0.90723112806149</text:p>
          </table:table-cell>
          <table:table-cell table:number-columns-repeated="2" table:style-name="Default" office:value-type="float" office:value="0.295374131379216" calcext:value-type="float">
            <text:p>0.295374131379216</text:p>
          </table:table-cell>
          <table:table-cell table:number-columns-repeated="2" office:value-type="float" office:value="0.249032760396749" calcext:value-type="float">
            <text:p>0.249032760396749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62" calcext:value-type="float">
            <text:p>6.62</text:p>
          </table:table-cell>
          <table:table-cell table:formula="of:=([.A51]-5)/2.25" office:value-type="float" office:value="0.72" calcext:value-type="float">
            <text:p>0.72</text:p>
          </table:table-cell>
          <table:table-cell office:value-type="float" office:value="9.24613333333333" calcext:value-type="float">
            <text:p>9.24613333333333</text:p>
          </table:table-cell>
          <table:table-cell office:value-type="float" office:value="0.955643063608708" calcext:value-type="float">
            <text:p>0.955643063608708</text:p>
          </table:table-cell>
          <table:table-cell table:number-columns-repeated="2" table:style-name="Default" office:value-type="float" office:value="0.908857261962592" calcext:value-type="float">
            <text:p>0.908857261962592</text:p>
          </table:table-cell>
          <table:table-cell table:number-columns-repeated="2" table:style-name="Default" office:value-type="float" office:value="0.297038162468692" calcext:value-type="float">
            <text:p>0.297038162468692</text:p>
          </table:table-cell>
          <table:table-cell table:number-columns-repeated="2" office:value-type="float" office:value="0.249487526657227" calcext:value-type="float">
            <text:p>0.249487526657227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6537" calcext:value-type="float">
            <text:p>6.6537</text:p>
          </table:table-cell>
          <table:table-cell table:formula="of:=([.A52]-5)/2.25" office:value-type="float" office:value="0.734977777777778" calcext:value-type="float">
            <text:p>0.734977777777778</text:p>
          </table:table-cell>
          <table:table-cell office:value-type="float" office:value="9.2538" calcext:value-type="float">
            <text:p>9.2538</text:p>
          </table:table-cell>
          <table:table-cell office:value-type="float" office:value="0.956435459365601" calcext:value-type="float">
            <text:p>0.956435459365601</text:p>
          </table:table-cell>
          <table:table-cell table:number-columns-repeated="2" table:style-name="Default" office:value-type="float" office:value="0.910486841062637" calcext:value-type="float">
            <text:p>0.910486841062637</text:p>
          </table:table-cell>
          <table:table-cell table:number-columns-repeated="2" table:style-name="Default" office:value-type="float" office:value="0.298374899658581" calcext:value-type="float">
            <text:p>0.298374899658581</text:p>
          </table:table-cell>
          <table:table-cell table:number-columns-repeated="2" office:value-type="float" office:value="0.24974247137901" calcext:value-type="float">
            <text:p>0.24974247137901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6875" calcext:value-type="float">
            <text:p>6.6875</text:p>
          </table:table-cell>
          <table:table-cell table:formula="of:=([.A53]-5)/2.25" office:value-type="float" office:value="0.75" calcext:value-type="float">
            <text:p>0.75</text:p>
          </table:table-cell>
          <table:table-cell office:value-type="float" office:value="9.2615" calcext:value-type="float">
            <text:p>9.2615</text:p>
          </table:table-cell>
          <table:table-cell office:value-type="float" office:value="0.957231300321437" calcext:value-type="float">
            <text:p>0.957231300321437</text:p>
          </table:table-cell>
          <table:table-cell table:number-columns-repeated="2" table:style-name="Default" office:value-type="float" office:value="0.912116420162682" calcext:value-type="float">
            <text:p>0.912116420162682</text:p>
          </table:table-cell>
          <table:table-cell table:number-columns-repeated="2" table:style-name="Default" office:value-type="float" office:value="0.299704746450584" calcext:value-type="float">
            <text:p>0.299704746450584</text:p>
          </table:table-cell>
          <table:table-cell table:number-columns-repeated="2" office:value-type="float" office:value="0.250004306498679" calcext:value-type="float">
            <text:p>0.250004306498679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7213" calcext:value-type="float">
            <text:p>6.7213</text:p>
          </table:table-cell>
          <table:table-cell table:formula="of:=([.A54]-5)/2.25" office:value-type="float" office:value="0.765022222222222" calcext:value-type="float">
            <text:p>0.765022222222222</text:p>
          </table:table-cell>
          <table:table-cell office:value-type="float" office:value="9.2692" calcext:value-type="float">
            <text:p>9.2692</text:p>
          </table:table-cell>
          <table:table-cell office:value-type="float" office:value="0.958027141277273" calcext:value-type="float">
            <text:p>0.958027141277273</text:p>
          </table:table-cell>
          <table:table-cell table:number-columns-repeated="2" table:style-name="Default" office:value-type="float" office:value="0.913745999262727" calcext:value-type="float">
            <text:p>0.913745999262727</text:p>
          </table:table-cell>
          <table:table-cell table:number-columns-repeated="2" table:style-name="Default" office:value-type="float" office:value="0.301041483640473" calcext:value-type="float">
            <text:p>0.301041483640473</text:p>
          </table:table-cell>
          <table:table-cell table:number-columns-repeated="2" office:value-type="float" office:value="0.250262696419405" calcext:value-type="float">
            <text:p>0.250262696419405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755" calcext:value-type="float">
            <text:p>6.755</text:p>
          </table:table-cell>
          <table:table-cell table:formula="of:=([.A55]-5)/2.25" office:value-type="float" office:value="0.78" calcext:value-type="float">
            <text:p>0.78</text:p>
          </table:table-cell>
          <table:table-cell office:value-type="float" office:value="9.27686666666667" calcext:value-type="float">
            <text:p>9.27686666666667</text:p>
          </table:table-cell>
          <table:table-cell office:value-type="float" office:value="0.958819537034166" calcext:value-type="float">
            <text:p>0.958819537034166</text:p>
          </table:table-cell>
          <table:table-cell table:number-columns-repeated="2" table:style-name="Default" office:value-type="float" office:value="0.915372133163829" calcext:value-type="float">
            <text:p>0.915372133163829</text:p>
          </table:table-cell>
          <table:table-cell table:number-columns-repeated="2" table:style-name="Default" office:value-type="float" office:value="0.302371330432476" calcext:value-type="float">
            <text:p>0.302371330432476</text:p>
          </table:table-cell>
          <table:table-cell table:number-columns-repeated="2" office:value-type="float" office:value="0.250517641141188" calcext:value-type="float">
            <text:p>0.250517641141188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7888" calcext:value-type="float">
            <text:p>6.7888</text:p>
          </table:table-cell>
          <table:table-cell table:formula="of:=([.A56]-5)/2.25" office:value-type="float" office:value="0.795022222222222" calcext:value-type="float">
            <text:p>0.795022222222222</text:p>
          </table:table-cell>
          <table:table-cell office:value-type="float" office:value="9.28456666666667" calcext:value-type="float">
            <text:p>9.28456666666667</text:p>
          </table:table-cell>
          <table:table-cell office:value-type="float" office:value="0.959615377990002" calcext:value-type="float">
            <text:p>0.959615377990002</text:p>
          </table:table-cell>
          <table:table-cell table:number-columns-repeated="2" table:style-name="Default" office:value-type="float" office:value="0.916991376667046" calcext:value-type="float">
            <text:p>0.916991376667046</text:p>
          </table:table-cell>
          <table:table-cell table:number-columns-repeated="2" table:style-name="Default" office:value-type="float" office:value="0.303146500194654" calcext:value-type="float">
            <text:p>0.303146500194654</text:p>
          </table:table-cell>
          <table:table-cell table:number-columns-repeated="2" office:value-type="float" office:value="0.25021101843526" calcext:value-type="float">
            <text:p>0.25021101843526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8225" calcext:value-type="float">
            <text:p>6.8225</text:p>
          </table:table-cell>
          <table:table-cell table:formula="of:=([.A57]-5)/2.25" office:value-type="float" office:value="0.81" calcext:value-type="float">
            <text:p>0.81</text:p>
          </table:table-cell>
          <table:table-cell office:value-type="float" office:value="9.29236666666667" calcext:value-type="float">
            <text:p>9.29236666666667</text:p>
          </table:table-cell>
          <table:table-cell office:value-type="float" office:value="0.960421554542667" calcext:value-type="float">
            <text:p>0.960421554542667</text:p>
          </table:table-cell>
          <table:table-cell table:number-columns-repeated="2" table:style-name="Default" office:value-type="float" office:value="0.918645072159692" calcext:value-type="float">
            <text:p>0.918645072159692</text:p>
          </table:table-cell>
          <table:table-cell table:number-columns-repeated="2" table:style-name="Default" office:value-type="float" office:value="0.306429774787345" calcext:value-type="float">
            <text:p>0.306429774787345</text:p>
          </table:table-cell>
          <table:table-cell table:number-columns-repeated="2" office:value-type="float" office:value="0.25135482448434" calcext:value-type="float">
            <text:p>0.25135482448434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8562" calcext:value-type="float">
            <text:p>6.8562</text:p>
          </table:table-cell>
          <table:table-cell table:formula="of:=([.A58]-5)/2.25" office:value-type="float" office:value="0.824977777777778" calcext:value-type="float">
            <text:p>0.824977777777778</text:p>
          </table:table-cell>
          <table:table-cell office:value-type="float" office:value="9.30066666666667" calcext:value-type="float">
            <text:p>9.30066666666667</text:p>
          </table:table-cell>
          <table:table-cell office:value-type="float" office:value="0.961279409079477" calcext:value-type="float">
            <text:p>0.961279409079477</text:p>
          </table:table-cell>
          <table:table-cell table:number-columns-repeated="2" table:style-name="Default" office:value-type="float" office:value="0.920471027599489" calcext:value-type="float">
            <text:p>0.920471027599489</text:p>
          </table:table-cell>
          <table:table-cell table:number-columns-repeated="2" table:style-name="Default" office:value-type="float" office:value="0.328689205158152" calcext:value-type="float">
            <text:p>0.328689205158152</text:p>
          </table:table-cell>
          <table:table-cell table:number-columns-repeated="2" office:value-type="float" office:value="0.264718751184287" calcext:value-type="float">
            <text:p>0.264718751184287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89" calcext:value-type="float">
            <text:p>6.89</text:p>
          </table:table-cell>
          <table:table-cell table:formula="of:=([.A59]-5)/2.25" office:value-type="float" office:value="0.84" calcext:value-type="float">
            <text:p>0.84</text:p>
          </table:table-cell>
          <table:table-cell office:value-type="float" office:value="9.30906666666667" calcext:value-type="float">
            <text:p>9.30906666666667</text:p>
          </table:table-cell>
          <table:table-cell office:value-type="float" office:value="0.962147599213117" calcext:value-type="float">
            <text:p>0.962147599213117</text:p>
          </table:table-cell>
          <table:table-cell table:number-columns-repeated="2" table:style-name="Default" office:value-type="float" office:value="0.922310763835058" calcext:value-type="float">
            <text:p>0.922310763835058</text:p>
          </table:table-cell>
          <table:table-cell table:number-columns-repeated="2" table:style-name="Default" office:value-type="float" office:value="0.350245814944584" calcext:value-type="float">
            <text:p>0.350245814944584</text:p>
          </table:table-cell>
          <table:table-cell table:number-columns-repeated="2" office:value-type="float" office:value="0.277603795231156" calcext:value-type="float">
            <text:p>0.277603795231156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9237" calcext:value-type="float">
            <text:p>6.9237</text:p>
          </table:table-cell>
          <table:table-cell table:formula="of:=([.A60]-5)/2.25" office:value-type="float" office:value="0.854977777777778" calcext:value-type="float">
            <text:p>0.854977777777778</text:p>
          </table:table-cell>
          <table:table-cell office:value-type="float" office:value="9.31736666666667" calcext:value-type="float">
            <text:p>9.31736666666667</text:p>
          </table:table-cell>
          <table:table-cell office:value-type="float" office:value="0.963005453749927" calcext:value-type="float">
            <text:p>0.963005453749927</text:p>
          </table:table-cell>
          <table:table-cell table:number-columns-repeated="2" table:style-name="Default" office:value-type="float" office:value="0.924143609672741" calcext:value-type="float">
            <text:p>0.924143609672741</text:p>
          </table:table-cell>
          <table:table-cell table:number-columns-repeated="2" table:style-name="Default" office:value-type="float" office:value="0.371798979532073" calcext:value-type="float">
            <text:p>0.371798979532073</text:p>
          </table:table-cell>
          <table:table-cell table:number-columns-repeated="2" office:value-type="float" office:value="0.290499174874853" calcext:value-type="float">
            <text:p>0.290499174874853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9575" calcext:value-type="float">
            <text:p>6.9575</text:p>
          </table:table-cell>
          <table:table-cell table:formula="of:=([.A61]-5)/2.25" office:value-type="float" office:value="0.87" calcext:value-type="float">
            <text:p>0.87</text:p>
          </table:table-cell>
          <table:table-cell office:value-type="float" office:value="9.32573333333333" calcext:value-type="float">
            <text:p>9.32573333333333</text:p>
          </table:table-cell>
          <table:table-cell office:value-type="float" office:value="0.963870198684623" calcext:value-type="float">
            <text:p>0.963870198684623</text:p>
          </table:table-cell>
          <table:table-cell table:number-columns-repeated="2" table:style-name="Default" office:value-type="float" office:value="0.925979900709366" calcext:value-type="float">
            <text:p>0.925979900709366</text:p>
          </table:table-cell>
          <table:table-cell table:number-columns-repeated="2" table:style-name="Default" office:value-type="float" office:value="0.393355589318505" calcext:value-type="float">
            <text:p>0.393355589318505</text:p>
          </table:table-cell>
          <table:table-cell table:number-columns-repeated="2" office:value-type="float" office:value="0.303391109319608" calcext:value-type="float">
            <text:p>0.303391109319608</text:p>
          </table:table-cell>
          <table:table-cell table:number-columns-repeated="1008"/>
        </table:table-row>
        <table:table-row table:style-name="ro1">
          <table:table-cell table:style-name="Default" office:value-type="float" office:value="6.9913" calcext:value-type="float">
            <text:p>6.9913</text:p>
          </table:table-cell>
          <table:table-cell table:formula="of:=([.A62]-5)/2.25" office:value-type="float" office:value="0.885022222222222" calcext:value-type="float">
            <text:p>0.885022222222222</text:p>
          </table:table-cell>
          <table:table-cell office:value-type="float" office:value="9.33406666666667" calcext:value-type="float">
            <text:p>9.33406666666667</text:p>
          </table:table-cell>
          <table:table-cell office:value-type="float" office:value="0.964731498420376" calcext:value-type="float">
            <text:p>0.964731498420376</text:p>
          </table:table-cell>
          <table:table-cell table:number-columns-repeated="2" table:style-name="Default" office:value-type="float" office:value="0.927819636944935" calcext:value-type="float">
            <text:p>0.927819636944935</text:p>
          </table:table-cell>
          <table:table-cell table:number-columns-repeated="2" table:style-name="Default" office:value-type="float" office:value="0.414912199104937" calcext:value-type="float">
            <text:p>0.414912199104937</text:p>
          </table:table-cell>
          <table:table-cell table:number-columns-repeated="2" office:value-type="float" office:value="0.316283043764362" calcext:value-type="float">
            <text:p>0.316283043764362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025" calcext:value-type="float">
            <text:p>7.025</text:p>
          </table:table-cell>
          <table:table-cell table:formula="of:=([.A63]-5)/2.25" office:value-type="float" office:value="0.9" calcext:value-type="float">
            <text:p>0.9</text:p>
          </table:table-cell>
          <table:table-cell office:value-type="float" office:value="9.34246666666667" calcext:value-type="float">
            <text:p>9.34246666666667</text:p>
          </table:table-cell>
          <table:table-cell office:value-type="float" office:value="0.965599688554016" calcext:value-type="float">
            <text:p>0.965599688554016</text:p>
          </table:table-cell>
          <table:table-cell table:number-columns-repeated="2" table:style-name="Default" office:value-type="float" office:value="0.929655927981561" calcext:value-type="float">
            <text:p>0.929655927981561</text:p>
          </table:table-cell>
          <table:table-cell table:number-columns-repeated="2" table:style-name="Default" office:value-type="float" office:value="0.435597173558787" calcext:value-type="float">
            <text:p>0.435597173558787</text:p>
          </table:table-cell>
          <table:table-cell table:number-columns-repeated="2" office:value-type="float" office:value="0.328565177996203" calcext:value-type="float">
            <text:p>0.328565177996203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0588" calcext:value-type="float">
            <text:p>7.0588</text:p>
          </table:table-cell>
          <table:table-cell table:formula="of:=([.A64]-5)/2.25" office:value-type="float" office:value="0.915022222222222" calcext:value-type="float">
            <text:p>0.915022222222222</text:p>
          </table:table-cell>
          <table:table-cell office:value-type="float" office:value="9.35083333333333" calcext:value-type="float">
            <text:p>9.35083333333333</text:p>
          </table:table-cell>
          <table:table-cell office:value-type="float" office:value="0.966464433488712" calcext:value-type="float">
            <text:p>0.966464433488712</text:p>
          </table:table-cell>
          <table:table-cell table:number-columns-repeated="2" table:style-name="Default" office:value-type="float" office:value="0.931499109416073" calcext:value-type="float">
            <text:p>0.931499109416073</text:p>
          </table:table-cell>
          <table:table-cell table:number-columns-repeated="2" table:style-name="Default" office:value-type="float" office:value="0.454656014111535" calcext:value-type="float">
            <text:p>0.454656014111535</text:p>
          </table:table-cell>
          <table:table-cell table:number-columns-repeated="2" office:value-type="float" office:value="0.339737958168394" calcext:value-type="float">
            <text:p>0.339737958168394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0925" calcext:value-type="float">
            <text:p>7.0925</text:p>
          </table:table-cell>
          <table:table-cell table:formula="of:=([.A65]-5)/2.25" office:value-type="float" office:value="0.93" calcext:value-type="float">
            <text:p>0.93</text:p>
          </table:table-cell>
          <table:table-cell office:value-type="float" office:value="9.35943333333333" calcext:value-type="float">
            <text:p>9.35943333333333</text:p>
          </table:table-cell>
          <table:table-cell office:value-type="float" office:value="0.967353294816009" calcext:value-type="float">
            <text:p>0.967353294816009</text:p>
          </table:table-cell>
          <table:table-cell table:number-columns-repeated="2" table:style-name="Default" office:value-type="float" office:value="0.933390523635787" calcext:value-type="float">
            <text:p>0.933390523635787</text:p>
          </table:table-cell>
          <table:table-cell table:number-columns-repeated="2" table:style-name="Default" office:value-type="float" office:value="0.485762715367999" calcext:value-type="float">
            <text:p>0.485762715367999</text:p>
          </table:table-cell>
          <table:table-cell table:number-columns-repeated="2" office:value-type="float" office:value="0.361466827901977" calcext:value-type="float">
            <text:p>0.361466827901977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1262" calcext:value-type="float">
            <text:p>7.1262</text:p>
          </table:table-cell>
          <table:table-cell table:formula="of:=([.A66]-5)/2.25" office:value-type="float" office:value="0.944977777777778" calcext:value-type="float">
            <text:p>0.944977777777778</text:p>
          </table:table-cell>
          <table:table-cell office:value-type="float" office:value="9.3682" calcext:value-type="float">
            <text:p>9.3682</text:p>
          </table:table-cell>
          <table:table-cell office:value-type="float" office:value="0.968259382138021" calcext:value-type="float">
            <text:p>0.968259382138021</text:p>
          </table:table-cell>
          <table:table-cell table:number-columns-repeated="2" table:style-name="Default" office:value-type="float" office:value="0.935312944645989" calcext:value-type="float">
            <text:p>0.935312944645989</text:p>
          </table:table-cell>
          <table:table-cell table:number-columns-repeated="2" table:style-name="Default" office:value-type="float" office:value="0.520769381827954" calcext:value-type="float">
            <text:p>0.520769381827954</text:p>
          </table:table-cell>
          <table:table-cell table:number-columns-repeated="2" office:value-type="float" office:value="0.385762370848105" calcext:value-type="float">
            <text:p>0.385762370848105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16" calcext:value-type="float">
            <text:p>7.16</text:p>
          </table:table-cell>
          <table:table-cell table:formula="of:=([.A67]-5)/2.25" office:value-type="float" office:value="0.96" calcext:value-type="float">
            <text:p>0.96</text:p>
          </table:table-cell>
          <table:table-cell office:value-type="float" office:value="9.37693333333333" calcext:value-type="float">
            <text:p>9.37693333333333</text:p>
          </table:table-cell>
          <table:table-cell office:value-type="float" office:value="0.969162024261091" calcext:value-type="float">
            <text:p>0.969162024261091</text:p>
          </table:table-cell>
          <table:table-cell table:number-columns-repeated="2" table:style-name="Default" office:value-type="float" office:value="0.937238810855133" calcext:value-type="float">
            <text:p>0.937238810855133</text:p>
          </table:table-cell>
          <table:table-cell table:number-columns-repeated="2" table:style-name="Default" office:value-type="float" office:value="0.555782938685794" calcext:value-type="float">
            <text:p>0.555782938685794</text:p>
          </table:table-cell>
          <table:table-cell table:number-columns-repeated="2" office:value-type="float" office:value="0.410057913794232" calcext:value-type="float">
            <text:p>0.410057913794232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1937" calcext:value-type="float">
            <text:p>7.1937</text:p>
          </table:table-cell>
          <table:table-cell table:formula="of:=([.A68]-5)/2.25" office:value-type="float" office:value="0.974977777777778" calcext:value-type="float">
            <text:p>0.974977777777778</text:p>
          </table:table-cell>
          <table:table-cell office:value-type="float" office:value="9.38566666666667" calcext:value-type="float">
            <text:p>9.38566666666667</text:p>
          </table:table-cell>
          <table:table-cell office:value-type="float" office:value="0.97006466638416" calcext:value-type="float">
            <text:p>0.97006466638416</text:p>
          </table:table-cell>
          <table:table-cell table:number-columns-repeated="2" table:style-name="Default" office:value-type="float" office:value="0.939161231865334" calcext:value-type="float">
            <text:p>0.939161231865334</text:p>
          </table:table-cell>
          <table:table-cell table:number-columns-repeated="2" table:style-name="Default" office:value-type="float" office:value="0.590789605145749" calcext:value-type="float">
            <text:p>0.590789605145749</text:p>
          </table:table-cell>
          <table:table-cell table:number-columns-repeated="2" office:value-type="float" office:value="0.434360347138246" calcext:value-type="float">
            <text:p>0.434360347138246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2275" calcext:value-type="float">
            <text:p>7.2275</text:p>
          </table:table-cell>
          <table:table-cell table:formula="of:=([.A69]-5)/2.25" office:value-type="float" office:value="0.99" calcext:value-type="float">
            <text:p>0.99</text:p>
          </table:table-cell>
          <table:table-cell office:value-type="float" office:value="9.3944" calcext:value-type="float">
            <text:p>9.3944</text:p>
          </table:table-cell>
          <table:table-cell office:value-type="float" office:value="0.97096730850723" calcext:value-type="float">
            <text:p>0.97096730850723</text:p>
          </table:table-cell>
          <table:table-cell table:number-columns-repeated="2" table:style-name="Default" office:value-type="float" office:value="0.941087098074478" calcext:value-type="float">
            <text:p>0.941087098074478</text:p>
          </table:table-cell>
          <table:table-cell table:number-columns-repeated="2" table:style-name="Default" office:value-type="float" office:value="0.625796271605704" calcext:value-type="float">
            <text:p>0.625796271605704</text:p>
          </table:table-cell>
          <table:table-cell table:number-columns-repeated="2" office:value-type="float" office:value="0.458659335283316" calcext:value-type="float">
            <text:p>0.458659335283316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2613" calcext:value-type="float">
            <text:p>7.2613</text:p>
          </table:table-cell>
          <table:table-cell table:formula="of:=([.A70]-5)/2.25" office:value-type="float" office:value="1.00502222222222" calcext:value-type="float">
            <text:p>1.00502222222222</text:p>
          </table:table-cell>
          <table:table-cell office:value-type="float" office:value="9.40316666666667" calcext:value-type="float">
            <text:p>9.40316666666667</text:p>
          </table:table-cell>
          <table:table-cell office:value-type="float" office:value="0.971873395829242" calcext:value-type="float">
            <text:p>0.971873395829242</text:p>
          </table:table-cell>
          <table:table-cell table:number-columns-repeated="2" table:style-name="Default" office:value-type="float" office:value="0.94300951908468" calcext:value-type="float">
            <text:p>0.94300951908468</text:p>
          </table:table-cell>
          <table:table-cell table:number-columns-repeated="2" table:style-name="Default" office:value-type="float" office:value="0.660658239710052" calcext:value-type="float">
            <text:p>0.660658239710052</text:p>
          </table:table-cell>
          <table:table-cell table:number-columns-repeated="2" office:value-type="float" office:value="0.482837741465381" calcext:value-type="float">
            <text:p>0.482837741465381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295" calcext:value-type="float">
            <text:p>7.295</text:p>
          </table:table-cell>
          <table:table-cell table:formula="of:=([.A71]-5)/2.25" office:value-type="float" office:value="1.02" calcext:value-type="float">
            <text:p>1.02</text:p>
          </table:table-cell>
          <table:table-cell office:value-type="float" office:value="9.41193333333334" calcext:value-type="float">
            <text:p>9.41193333333334</text:p>
          </table:table-cell>
          <table:table-cell office:value-type="float" office:value="0.972779483151255" calcext:value-type="float">
            <text:p>0.972779483151255</text:p>
          </table:table-cell>
          <table:table-cell table:number-columns-repeated="2" table:style-name="Default" office:value-type="float" office:value="0.944945720890653" calcext:value-type="float">
            <text:p>0.944945720890653</text:p>
          </table:table-cell>
          <table:table-cell table:number-columns-repeated="2" table:style-name="Default" office:value-type="float" office:value="0.694734702455393" calcext:value-type="float">
            <text:p>0.694734702455393</text:p>
          </table:table-cell>
          <table:table-cell table:number-columns-repeated="2" office:value-type="float" office:value="0.506399457036647" calcext:value-type="float">
            <text:p>0.506399457036647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3288" calcext:value-type="float">
            <text:p>7.3288</text:p>
          </table:table-cell>
          <table:table-cell table:formula="of:=([.A72]-5)/2.25" office:value-type="float" office:value="1.03502222222222" calcext:value-type="float">
            <text:p>1.03502222222222</text:p>
          </table:table-cell>
          <table:table-cell office:value-type="float" office:value="9.42073333333333" calcext:value-type="float">
            <text:p>9.42073333333333</text:p>
          </table:table-cell>
          <table:table-cell office:value-type="float" office:value="0.97368901567221" calcext:value-type="float">
            <text:p>0.97368901567221</text:p>
          </table:table-cell>
          <table:table-cell table:number-columns-repeated="2" table:style-name="Default" office:value-type="float" office:value="0.946850915906139" calcext:value-type="float">
            <text:p>0.946850915906139</text:p>
          </table:table-cell>
          <table:table-cell table:number-columns-repeated="2" table:style-name="Default" office:value-type="float" office:value="0.724907754798301" calcext:value-type="float">
            <text:p>0.724907754798301</text:p>
          </table:table-cell>
          <table:table-cell table:number-columns-repeated="2" office:value-type="float" office:value="0.530994732290816" calcext:value-type="float">
            <text:p>0.530994732290816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3625" calcext:value-type="float">
            <text:p>7.3625</text:p>
          </table:table-cell>
          <table:table-cell table:formula="of:=([.A73]-5)/2.25" office:value-type="float" office:value="1.05" calcext:value-type="float">
            <text:p>1.05</text:p>
          </table:table-cell>
          <table:table-cell office:value-type="float" office:value="9.42953333333333" calcext:value-type="float">
            <text:p>9.42953333333333</text:p>
          </table:table-cell>
          <table:table-cell office:value-type="float" office:value="0.974598548193165" calcext:value-type="float">
            <text:p>0.974598548193165</text:p>
          </table:table-cell>
          <table:table-cell table:number-columns-repeated="2" table:style-name="Default" office:value-type="float" office:value="0.948725104131138" calcext:value-type="float">
            <text:p>0.948725104131138</text:p>
          </table:table-cell>
          <table:table-cell table:number-columns-repeated="2" table:style-name="Default" office:value-type="float" office:value="0.752789749844105" calcext:value-type="float">
            <text:p>0.752789749844105</text:p>
          </table:table-cell>
          <table:table-cell table:number-columns-repeated="2" office:value-type="float" office:value="0.557705359695996" calcext:value-type="float">
            <text:p>0.557705359695996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3962" calcext:value-type="float">
            <text:p>7.3962</text:p>
          </table:table-cell>
          <table:table-cell table:formula="of:=([.A74]-5)/2.25" office:value-type="float" office:value="1.06497777777778" calcext:value-type="float">
            <text:p>1.06497777777778</text:p>
          </table:table-cell>
          <table:table-cell office:value-type="float" office:value="9.43836666666667" calcext:value-type="float">
            <text:p>9.43836666666667</text:p>
          </table:table-cell>
          <table:table-cell office:value-type="float" office:value="0.975511525913064" calcext:value-type="float">
            <text:p>0.975511525913064</text:p>
          </table:table-cell>
          <table:table-cell table:number-columns-repeated="2" table:style-name="Default" office:value-type="float" office:value="0.95060273755508" calcext:value-type="float">
            <text:p>0.95060273755508</text:p>
          </table:table-cell>
          <table:table-cell table:number-columns-repeated="2" table:style-name="Default" office:value-type="float" office:value="0.780857785632831" calcext:value-type="float">
            <text:p>0.780857785632831</text:p>
          </table:table-cell>
          <table:table-cell table:number-columns-repeated="2" office:value-type="float" office:value="0.58446766508532" calcext:value-type="float">
            <text:p>0.58446766508532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43" calcext:value-type="float">
            <text:p>7.43</text:p>
          </table:table-cell>
          <table:table-cell table:formula="of:=([.A75]-5)/2.25" office:value-type="float" office:value="1.08" calcext:value-type="float">
            <text:p>1.08</text:p>
          </table:table-cell>
          <table:table-cell office:value-type="float" office:value="9.44716666666667" calcext:value-type="float">
            <text:p>9.44716666666667</text:p>
          </table:table-cell>
          <table:table-cell office:value-type="float" office:value="0.976421058434019" calcext:value-type="float">
            <text:p>0.976421058434019</text:p>
          </table:table-cell>
          <table:table-cell table:number-columns-repeated="2" table:style-name="Default" office:value-type="float" office:value="0.952480370979022" calcext:value-type="float">
            <text:p>0.952480370979022</text:p>
          </table:table-cell>
          <table:table-cell table:number-columns-repeated="2" table:style-name="Default" office:value-type="float" office:value="0.808925821421558" calcext:value-type="float">
            <text:p>0.808925821421558</text:p>
          </table:table-cell>
          <table:table-cell table:number-columns-repeated="2" office:value-type="float" office:value="0.611233415673588" calcext:value-type="float">
            <text:p>0.611233415673588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4637" calcext:value-type="float">
            <text:p>7.4637</text:p>
          </table:table-cell>
          <table:table-cell table:formula="of:=([.A76]-5)/2.25" office:value-type="float" office:value="1.09497777777778" calcext:value-type="float">
            <text:p>1.09497777777778</text:p>
          </table:table-cell>
          <table:table-cell office:value-type="float" office:value="9.45603333333333" calcext:value-type="float">
            <text:p>9.45603333333333</text:p>
          </table:table-cell>
          <table:table-cell office:value-type="float" office:value="0.977337481352861" calcext:value-type="float">
            <text:p>0.977337481352861</text:p>
          </table:table-cell>
          <table:table-cell table:number-columns-repeated="2" table:style-name="Default" office:value-type="float" office:value="0.954354559204021" calcext:value-type="float">
            <text:p>0.954354559204021</text:p>
          </table:table-cell>
          <table:table-cell table:number-columns-repeated="2" table:style-name="Default" office:value-type="float" office:value="0.836993857210285" calcext:value-type="float">
            <text:p>0.836993857210285</text:p>
          </table:table-cell>
          <table:table-cell table:number-columns-repeated="2" office:value-type="float" office:value="0.637999166261856" calcext:value-type="float">
            <text:p>0.637999166261856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4975" calcext:value-type="float">
            <text:p>7.4975</text:p>
          </table:table-cell>
          <table:table-cell table:formula="of:=([.A77]-5)/2.25" office:value-type="float" office:value="1.11" calcext:value-type="float">
            <text:p>1.11</text:p>
          </table:table-cell>
          <table:table-cell office:value-type="float" office:value="9.46483333333333" calcext:value-type="float">
            <text:p>9.46483333333333</text:p>
          </table:table-cell>
          <table:table-cell office:value-type="float" office:value="0.978247013873816" calcext:value-type="float">
            <text:p>0.978247013873816</text:p>
          </table:table-cell>
          <table:table-cell table:number-columns-repeated="2" table:style-name="Default" office:value-type="float" office:value="0.956239083025849" calcext:value-type="float">
            <text:p>0.956239083025849</text:p>
          </table:table-cell>
          <table:table-cell table:number-columns-repeated="2" table:style-name="Default" office:value-type="float" office:value="0.865061892999011" calcext:value-type="float">
            <text:p>0.865061892999011</text:p>
          </table:table-cell>
          <table:table-cell table:number-columns-repeated="2" office:value-type="float" office:value="0.664764916850123" calcext:value-type="float">
            <text:p>0.664764916850123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5312" calcext:value-type="float">
            <text:p>7.5312</text:p>
          </table:table-cell>
          <table:table-cell table:formula="of:=([.A78]-5)/2.25" office:value-type="float" office:value="1.12497777777778" calcext:value-type="float">
            <text:p>1.12497777777778</text:p>
          </table:table-cell>
          <table:table-cell office:value-type="float" office:value="9.47366666666667" calcext:value-type="float">
            <text:p>9.47366666666667</text:p>
          </table:table-cell>
          <table:table-cell office:value-type="float" office:value="0.979159991593714" calcext:value-type="float">
            <text:p>0.979159991593714</text:p>
          </table:table-cell>
          <table:table-cell table:number-columns-repeated="2" table:style-name="Default" office:value-type="float" office:value="0.958130497245563" calcext:value-type="float">
            <text:p>0.958130497245563</text:p>
          </table:table-cell>
          <table:table-cell table:number-columns-repeated="2" table:style-name="Default" office:value-type="float" office:value="0.89371561260805" calcext:value-type="float">
            <text:p>0.89371561260805</text:p>
          </table:table-cell>
          <table:table-cell table:number-columns-repeated="2" office:value-type="float" office:value="0.691582345422537" calcext:value-type="float">
            <text:p>0.691582345422537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565" calcext:value-type="float">
            <text:p>7.565</text:p>
          </table:table-cell>
          <table:table-cell table:formula="of:=([.A79]-5)/2.25" office:value-type="float" office:value="1.14" calcext:value-type="float">
            <text:p>1.14</text:p>
          </table:table-cell>
          <table:table-cell office:value-type="float" office:value="9.48256666666667" calcext:value-type="float">
            <text:p>9.48256666666667</text:p>
          </table:table-cell>
          <table:table-cell office:value-type="float" office:value="0.980079859711499" calcext:value-type="float">
            <text:p>0.980079859711499</text:p>
          </table:table-cell>
          <table:table-cell table:number-columns-repeated="2" table:style-name="Default" office:value-type="float" office:value="0.960015021067392" calcext:value-type="float">
            <text:p>0.960015021067392</text:p>
          </table:table-cell>
          <table:table-cell table:number-columns-repeated="2" table:style-name="Default" office:value-type="float" office:value="0.92095335545151" calcext:value-type="float">
            <text:p>0.92095335545151</text:p>
          </table:table-cell>
          <table:table-cell table:number-columns-repeated="2" office:value-type="float" office:value="0.717810644975694" calcext:value-type="float">
            <text:p>0.717810644975694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5988" calcext:value-type="float">
            <text:p>7.5988</text:p>
          </table:table-cell>
          <table:table-cell table:formula="of:=([.A80]-5)/2.25" office:value-type="float" office:value="1.15502222222222" calcext:value-type="float">
            <text:p>1.15502222222222</text:p>
          </table:table-cell>
          <table:table-cell office:value-type="float" office:value="9.49116666666667" calcext:value-type="float">
            <text:p>9.49116666666667</text:p>
          </table:table-cell>
          <table:table-cell office:value-type="float" office:value="0.980968721038797" calcext:value-type="float">
            <text:p>0.980968721038797</text:p>
          </table:table-cell>
          <table:table-cell table:number-columns-repeated="2" table:style-name="Default" office:value-type="float" office:value="0.961734175339955" calcext:value-type="float">
            <text:p>0.961734175339955</text:p>
          </table:table-cell>
          <table:table-cell table:number-columns-repeated="2" table:style-name="Default" office:value-type="float" office:value="0.936091559607109" calcext:value-type="float">
            <text:p>0.936091559607109</text:p>
          </table:table-cell>
          <table:table-cell table:number-columns-repeated="2" office:value-type="float" office:value="0.740438711633403" calcext:value-type="float">
            <text:p>0.740438711633403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6325" calcext:value-type="float">
            <text:p>7.6325</text:p>
          </table:table-cell>
          <table:table-cell table:formula="of:=([.A81]-5)/2.25" office:value-type="float" office:value="1.17" calcext:value-type="float">
            <text:p>1.17</text:p>
          </table:table-cell>
          <table:table-cell office:value-type="float" office:value="9.4998" calcext:value-type="float">
            <text:p>9.4998</text:p>
          </table:table-cell>
          <table:table-cell office:value-type="float" office:value="0.981861027565037" calcext:value-type="float">
            <text:p>0.981861027565037</text:p>
          </table:table-cell>
          <table:table-cell table:number-columns-repeated="2" table:style-name="Default" office:value-type="float" office:value="0.963467110408291" calcext:value-type="float">
            <text:p>0.963467110408291</text:p>
          </table:table-cell>
          <table:table-cell table:number-columns-repeated="2" table:style-name="Default" office:value-type="float" office:value="0.951736208007331" calcext:value-type="float">
            <text:p>0.951736208007331</text:p>
          </table:table-cell>
          <table:table-cell table:number-columns-repeated="2" office:value-type="float" office:value="0.763445750174844" calcext:value-type="float">
            <text:p>0.763445750174844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6663" calcext:value-type="float">
            <text:p>7.6663</text:p>
          </table:table-cell>
          <table:table-cell table:formula="of:=([.A82]-5)/2.25" office:value-type="float" office:value="1.18502222222222" calcext:value-type="float">
            <text:p>1.18502222222222</text:p>
          </table:table-cell>
          <table:table-cell office:value-type="float" office:value="9.50843333333333" calcext:value-type="float">
            <text:p>9.50843333333333</text:p>
          </table:table-cell>
          <table:table-cell office:value-type="float" office:value="0.982753334091277" calcext:value-type="float">
            <text:p>0.982753334091277</text:p>
          </table:table-cell>
          <table:table-cell table:number-columns-repeated="2" table:style-name="Default" office:value-type="float" office:value="0.965196600277683" calcext:value-type="float">
            <text:p>0.965196600277683</text:p>
          </table:table-cell>
          <table:table-cell table:number-columns-repeated="2" table:style-name="Default" office:value-type="float" office:value="0.96737741120861" calcext:value-type="float">
            <text:p>0.96737741120861</text:p>
          </table:table-cell>
          <table:table-cell table:number-columns-repeated="2" office:value-type="float" office:value="0.786452788716284" calcext:value-type="float">
            <text:p>0.786452788716284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7" calcext:value-type="float">
            <text:p>7.7</text:p>
          </table:table-cell>
          <table:table-cell table:formula="of:=([.A83]-5)/2.25" office:value-type="float" office:value="1.2" calcext:value-type="float">
            <text:p>1.2</text:p>
          </table:table-cell>
          <table:table-cell office:value-type="float" office:value="9.51706666666667" calcext:value-type="float">
            <text:p>9.51706666666667</text:p>
          </table:table-cell>
          <table:table-cell office:value-type="float" office:value="0.983645640617517" calcext:value-type="float">
            <text:p>0.983645640617517</text:p>
          </table:table-cell>
          <table:table-cell table:number-columns-repeated="2" table:style-name="Default" office:value-type="float" office:value="0.966932980544962" calcext:value-type="float">
            <text:p>0.966932980544962</text:p>
          </table:table-cell>
          <table:table-cell table:number-columns-repeated="2" table:style-name="Default" office:value-type="float" office:value="0.983018614409889" calcext:value-type="float">
            <text:p>0.983018614409889</text:p>
          </table:table-cell>
          <table:table-cell table:number-columns-repeated="2" office:value-type="float" office:value="0.809456382058782" calcext:value-type="float">
            <text:p>0.809456382058782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7337" calcext:value-type="float">
            <text:p>7.7337</text:p>
          </table:table-cell>
          <table:table-cell table:formula="of:=([.A84]-5)/2.25" office:value-type="float" office:value="1.21497777777778" calcext:value-type="float">
            <text:p>1.21497777777778</text:p>
          </table:table-cell>
          <table:table-cell office:value-type="float" office:value="9.5257" calcext:value-type="float">
            <text:p>9.5257</text:p>
          </table:table-cell>
          <table:table-cell office:value-type="float" office:value="0.984537947143758" calcext:value-type="float">
            <text:p>0.984537947143758</text:p>
          </table:table-cell>
          <table:table-cell table:number-columns-repeated="2" table:style-name="Default" office:value-type="float" office:value="0.968665915613297" calcext:value-type="float">
            <text:p>0.968665915613297</text:p>
          </table:table-cell>
          <table:table-cell table:number-columns-repeated="2" table:style-name="Default" office:value-type="float" office:value="0.998659817611168" calcext:value-type="float">
            <text:p>0.998659817611168</text:p>
          </table:table-cell>
          <table:table-cell table:number-columns-repeated="2" office:value-type="float" office:value="0.832463420600223" calcext:value-type="float">
            <text:p>0.832463420600223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7675" calcext:value-type="float">
            <text:p>7.7675</text:p>
          </table:table-cell>
          <table:table-cell table:formula="of:=([.A85]-5)/2.25" office:value-type="float" office:value="1.23" calcext:value-type="float">
            <text:p>1.23</text:p>
          </table:table-cell>
          <table:table-cell office:value-type="float" office:value="9.53436666666667" calcext:value-type="float">
            <text:p>9.53436666666667</text:p>
          </table:table-cell>
          <table:table-cell office:value-type="float" office:value="0.985433698868941" calcext:value-type="float">
            <text:p>0.985433698868941</text:p>
          </table:table-cell>
          <table:table-cell table:number-columns-repeated="2" table:style-name="Default" office:value-type="float" office:value="0.970412631477405" calcext:value-type="float">
            <text:p>0.970412631477405</text:p>
          </table:table-cell>
          <table:table-cell table:number-columns-repeated="2" table:style-name="Default" office:value-type="float" office:value="1.01473856107821" calcext:value-type="float">
            <text:p>1.01473856107821</text:p>
          </table:table-cell>
          <table:table-cell table:number-columns-repeated="2" office:value-type="float" office:value="0.855635828690928" calcext:value-type="float">
            <text:p>0.855635828690928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8012" calcext:value-type="float">
            <text:p>7.8012</text:p>
          </table:table-cell>
          <table:table-cell table:formula="of:=([.A86]-5)/2.25" office:value-type="float" office:value="1.24497777777778" calcext:value-type="float">
            <text:p>1.24497777777778</text:p>
          </table:table-cell>
          <table:table-cell office:value-type="float" office:value="9.5431" calcext:value-type="float">
            <text:p>9.5431</text:p>
          </table:table-cell>
          <table:table-cell office:value-type="float" office:value="0.986336340992011" calcext:value-type="float">
            <text:p>0.986336340992011</text:p>
          </table:table-cell>
          <table:table-cell table:number-columns-repeated="2" table:style-name="Default" office:value-type="float" office:value="0.972176573336227" calcext:value-type="float">
            <text:p>0.972176573336227</text:p>
          </table:table-cell>
          <table:table-cell table:number-columns-repeated="2" table:style-name="Default" office:value-type="float" office:value="1.03164415229157" calcext:value-type="float">
            <text:p>1.03164415229157</text:p>
          </table:table-cell>
          <table:table-cell table:number-columns-repeated="2" office:value-type="float" office:value="0.879145866278048" calcext:value-type="float">
            <text:p>0.879145866278048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835" calcext:value-type="float">
            <text:p>7.835</text:p>
          </table:table-cell>
          <table:table-cell table:formula="of:=([.A87]-5)/2.25" office:value-type="float" office:value="1.26" calcext:value-type="float">
            <text:p>1.26</text:p>
          </table:table-cell>
          <table:table-cell office:value-type="float" office:value="9.5514" calcext:value-type="float">
            <text:p>9.5514</text:p>
          </table:table-cell>
          <table:table-cell office:value-type="float" office:value="0.987194195528821" calcext:value-type="float">
            <text:p>0.987194195528821</text:p>
          </table:table-cell>
          <table:table-cell table:number-columns-repeated="2" table:style-name="Default" office:value-type="float" office:value="0.973740693656355" calcext:value-type="float">
            <text:p>0.973740693656355</text:p>
          </table:table-cell>
          <table:table-cell table:number-columns-repeated="2" table:style-name="Default" office:value-type="float" office:value="1.03987817776538" calcext:value-type="float">
            <text:p>1.03987817776538</text:p>
          </table:table-cell>
          <table:table-cell table:number-columns-repeated="2" office:value-type="float" office:value="0.895710382796054" calcext:value-type="float">
            <text:p>0.895710382796054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8688" calcext:value-type="float">
            <text:p>7.8688</text:p>
          </table:table-cell>
          <table:table-cell table:formula="of:=([.A88]-5)/2.25" office:value-type="float" office:value="1.27502222222222" calcext:value-type="float">
            <text:p>1.27502222222222</text:p>
          </table:table-cell>
          <table:table-cell office:value-type="float" office:value="9.55963333333333" calcext:value-type="float">
            <text:p>9.55963333333333</text:p>
          </table:table-cell>
          <table:table-cell office:value-type="float" office:value="0.988045159667745" calcext:value-type="float">
            <text:p>0.988045159667745</text:p>
          </table:table-cell>
          <table:table-cell table:number-columns-repeated="2" table:style-name="Default" office:value-type="float" office:value="0.975280697583882" calcext:value-type="float">
            <text:p>0.975280697583882</text:p>
          </table:table-cell>
          <table:table-cell table:number-columns-repeated="2" table:style-name="Default" office:value-type="float" office:value="1.04640682976238" calcext:value-type="float">
            <text:p>1.04640682976238</text:p>
          </table:table-cell>
          <table:table-cell table:number-columns-repeated="2" office:value-type="float" office:value="0.911217223238556" calcext:value-type="float">
            <text:p>0.911217223238556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9025" calcext:value-type="float">
            <text:p>7.9025</text:p>
          </table:table-cell>
          <table:table-cell table:formula="of:=([.A89]-5)/2.25" office:value-type="float" office:value="1.29" calcext:value-type="float">
            <text:p>1.29</text:p>
          </table:table-cell>
          <table:table-cell office:value-type="float" office:value="9.56786666666667" calcext:value-type="float">
            <text:p>9.56786666666667</text:p>
          </table:table-cell>
          <table:table-cell office:value-type="float" office:value="0.988896123806669" calcext:value-type="float">
            <text:p>0.988896123806669</text:p>
          </table:table-cell>
          <table:table-cell table:number-columns-repeated="2" table:style-name="Default" office:value-type="float" office:value="0.976820701511409" calcext:value-type="float">
            <text:p>0.976820701511409</text:p>
          </table:table-cell>
          <table:table-cell table:number-columns-repeated="2" table:style-name="Default" office:value-type="float" office:value="1.05299060494248" calcext:value-type="float">
            <text:p>1.05299060494248</text:p>
          </table:table-cell>
          <table:table-cell table:number-columns-repeated="2" office:value-type="float" office:value="0.926730954078943" calcext:value-type="float">
            <text:p>0.926730954078943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9363" calcext:value-type="float">
            <text:p>7.9363</text:p>
          </table:table-cell>
          <table:table-cell table:formula="of:=([.A90]-5)/2.25" office:value-type="float" office:value="1.30502222222222" calcext:value-type="float">
            <text:p>1.30502222222222</text:p>
          </table:table-cell>
          <table:table-cell office:value-type="float" office:value="9.5761" calcext:value-type="float">
            <text:p>9.5761</text:p>
          </table:table-cell>
          <table:table-cell office:value-type="float" office:value="0.989747087945593" calcext:value-type="float">
            <text:p>0.989747087945593</text:p>
          </table:table-cell>
          <table:table-cell table:number-columns-repeated="2" table:style-name="Default" office:value-type="float" office:value="0.978360705438936" calcext:value-type="float">
            <text:p>0.978360705438936</text:p>
          </table:table-cell>
          <table:table-cell table:number-columns-repeated="2" table:style-name="Default" office:value-type="float" office:value="1.05953648293421" calcext:value-type="float">
            <text:p>1.05953648293421</text:p>
          </table:table-cell>
          <table:table-cell table:number-columns-repeated="2" office:value-type="float" office:value="0.942241239720388" calcext:value-type="float">
            <text:p>0.942241239720388</text:p>
          </table:table-cell>
          <table:table-cell table:number-columns-repeated="1008"/>
        </table:table-row>
        <table:table-row table:style-name="ro1">
          <table:table-cell table:style-name="Default" office:value-type="float" office:value="7.97" calcext:value-type="float">
            <text:p>7.97</text:p>
          </table:table-cell>
          <table:table-cell table:formula="of:=([.A91]-5)/2.25" office:value-type="float" office:value="1.32" calcext:value-type="float">
            <text:p>1.32</text:p>
          </table:table-cell>
          <table:table-cell office:value-type="float" office:value="9.58433333333333" calcext:value-type="float">
            <text:p>9.58433333333333</text:p>
          </table:table-cell>
          <table:table-cell office:value-type="float" office:value="0.990598052084517" calcext:value-type="float">
            <text:p>0.990598052084517</text:p>
          </table:table-cell>
          <table:table-cell table:number-columns-repeated="2" table:style-name="Default" office:value-type="float" office:value="0.979897264167519" calcext:value-type="float">
            <text:p>0.979897264167519</text:p>
          </table:table-cell>
          <table:table-cell table:number-columns-repeated="2" table:style-name="Default" office:value-type="float" office:value="1.0660479089365" calcext:value-type="float">
            <text:p>1.0660479089365</text:p>
          </table:table-cell>
          <table:table-cell table:number-columns-repeated="2" office:value-type="float" office:value="0.957751525361832" calcext:value-type="float">
            <text:p>0.957751525361832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0037" calcext:value-type="float">
            <text:p>8.0037</text:p>
          </table:table-cell>
          <table:table-cell table:formula="of:=([.A92]-5)/2.25" office:value-type="float" office:value="1.33497777777778" calcext:value-type="float">
            <text:p>1.33497777777778</text:p>
          </table:table-cell>
          <table:table-cell office:value-type="float" office:value="9.59256666666667" calcext:value-type="float">
            <text:p>9.59256666666667</text:p>
          </table:table-cell>
          <table:table-cell office:value-type="float" office:value="0.991449016223442" calcext:value-type="float">
            <text:p>0.991449016223442</text:p>
          </table:table-cell>
          <table:table-cell table:number-columns-repeated="2" table:style-name="Default" office:value-type="float" office:value="0.981437268095046" calcext:value-type="float">
            <text:p>0.981437268095046</text:p>
          </table:table-cell>
          <table:table-cell table:number-columns-repeated="2" table:style-name="Default" office:value-type="float" office:value="1.07269714289652" calcext:value-type="float">
            <text:p>1.07269714289652</text:p>
          </table:table-cell>
          <table:table-cell table:number-columns-repeated="2" office:value-type="float" office:value="0.973347940976852" calcext:value-type="float">
            <text:p>0.973347940976852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0375" calcext:value-type="float">
            <text:p>8.0375</text:p>
          </table:table-cell>
          <table:table-cell table:formula="of:=([.A93]-5)/2.25" office:value-type="float" office:value="1.35" calcext:value-type="float">
            <text:p>1.35</text:p>
          </table:table-cell>
          <table:table-cell office:value-type="float" office:value="9.60086666666667" calcext:value-type="float">
            <text:p>9.60086666666667</text:p>
          </table:table-cell>
          <table:table-cell office:value-type="float" office:value="0.992306870760252" calcext:value-type="float">
            <text:p>0.992306870760252</text:p>
          </table:table-cell>
          <table:table-cell table:number-columns-repeated="2" table:style-name="Default" office:value-type="float" office:value="0.983001388415174" calcext:value-type="float">
            <text:p>0.983001388415174</text:p>
          </table:table-cell>
          <table:table-cell table:number-columns-repeated="2" table:style-name="Default" office:value-type="float" office:value="1.07982870470855" calcext:value-type="float">
            <text:p>1.07982870470855</text:p>
          </table:table-cell>
          <table:table-cell table:number-columns-repeated="2" office:value-type="float" office:value="0.989381896857634" calcext:value-type="float">
            <text:p>0.989381896857634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0712" calcext:value-type="float">
            <text:p>8.0712</text:p>
          </table:table-cell>
          <table:table-cell table:formula="of:=([.A94]-5)/2.25" office:value-type="float" office:value="1.36497777777778" calcext:value-type="float">
            <text:p>1.36497777777778</text:p>
          </table:table-cell>
          <table:table-cell office:value-type="float" office:value="9.6089" calcext:value-type="float">
            <text:p>9.6089</text:p>
          </table:table-cell>
          <table:table-cell office:value-type="float" office:value="0.993137163705518" calcext:value-type="float">
            <text:p>0.993137163705518</text:p>
          </table:table-cell>
          <table:table-cell table:number-columns-repeated="2" table:style-name="Default" office:value-type="float" office:value="0.98444837197124" calcext:value-type="float">
            <text:p>0.98444837197124</text:p>
          </table:table-cell>
          <table:table-cell table:number-columns-repeated="2" table:style-name="Default" office:value-type="float" office:value="1.08461753123934" calcext:value-type="float">
            <text:p>1.08461753123934</text:p>
          </table:table-cell>
          <table:table-cell table:number-columns-repeated="2" office:value-type="float" office:value="1.00176049665988" calcext:value-type="float">
            <text:p>1.00176049665988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105" calcext:value-type="float">
            <text:p>8.105</text:p>
          </table:table-cell>
          <table:table-cell table:formula="of:=([.A95]-5)/2.25" office:value-type="float" office:value="1.38" calcext:value-type="float">
            <text:p>1.38</text:p>
          </table:table-cell>
          <table:table-cell office:value-type="float" office:value="9.61653333333334" calcext:value-type="float">
            <text:p>9.61653333333334</text:p>
          </table:table-cell>
          <table:table-cell office:value-type="float" office:value="0.993926114263468" calcext:value-type="float">
            <text:p>0.993926114263468</text:p>
          </table:table-cell>
          <table:table-cell table:number-columns-repeated="2" table:style-name="Default" office:value-type="float" office:value="0.9857747735643" calcext:value-type="float">
            <text:p>0.9857747735643</text:p>
          </table:table-cell>
          <table:table-cell table:number-columns-repeated="2" table:style-name="Default" office:value-type="float" office:value="1.08634013071085" calcext:value-type="float">
            <text:p>1.08634013071085</text:p>
          </table:table-cell>
          <table:table-cell table:number-columns-repeated="2" office:value-type="float" office:value="1.01003241932205" calcext:value-type="float">
            <text:p>1.01003241932205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1388" calcext:value-type="float">
            <text:p>8.1388</text:p>
          </table:table-cell>
          <table:table-cell table:formula="of:=([.A96]-5)/2.25" office:value-type="float" office:value="1.39502222222222" calcext:value-type="float">
            <text:p>1.39502222222222</text:p>
          </table:table-cell>
          <table:table-cell office:value-type="float" office:value="9.6242" calcext:value-type="float">
            <text:p>9.6242</text:p>
          </table:table-cell>
          <table:table-cell office:value-type="float" office:value="0.994718510020361" calcext:value-type="float">
            <text:p>0.994718510020361</text:p>
          </table:table-cell>
          <table:table-cell table:number-columns-repeated="2" table:style-name="Default" office:value-type="float" office:value="0.987101175157359" calcext:value-type="float">
            <text:p>0.987101175157359</text:p>
          </table:table-cell>
          <table:table-cell table:number-columns-repeated="2" table:style-name="Default" office:value-type="float" office:value="1.08809718217178" calcext:value-type="float">
            <text:p>1.08809718217178</text:p>
          </table:table-cell>
          <table:table-cell table:number-columns-repeated="2" office:value-type="float" office:value="1.01834912957049" calcext:value-type="float">
            <text:p>1.01834912957049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1725" calcext:value-type="float">
            <text:p>8.1725</text:p>
          </table:table-cell>
          <table:table-cell table:formula="of:=([.A97]-5)/2.25" office:value-type="float" office:value="1.41" calcext:value-type="float">
            <text:p>1.41</text:p>
          </table:table-cell>
          <table:table-cell office:value-type="float" office:value="9.6319" calcext:value-type="float">
            <text:p>9.6319</text:p>
          </table:table-cell>
          <table:table-cell office:value-type="float" office:value="0.995514350976197" calcext:value-type="float">
            <text:p>0.995514350976197</text:p>
          </table:table-cell>
          <table:table-cell table:number-columns-repeated="2" table:style-name="Default" office:value-type="float" office:value="0.988431021949362" calcext:value-type="float">
            <text:p>0.988431021949362</text:p>
          </table:table-cell>
          <table:table-cell table:number-columns-repeated="2" table:style-name="Default" office:value-type="float" office:value="1.08981978164329" calcext:value-type="float">
            <text:p>1.08981978164329</text:p>
          </table:table-cell>
          <table:table-cell table:number-columns-repeated="2" office:value-type="float" office:value="1.02668995621152" calcext:value-type="float">
            <text:p>1.02668995621152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2063" calcext:value-type="float">
            <text:p>8.2063</text:p>
          </table:table-cell>
          <table:table-cell table:formula="of:=([.A98]-5)/2.25" office:value-type="float" office:value="1.42502222222222" calcext:value-type="float">
            <text:p>1.42502222222222</text:p>
          </table:table-cell>
          <table:table-cell office:value-type="float" office:value="9.63956666666667" calcext:value-type="float">
            <text:p>9.63956666666667</text:p>
          </table:table-cell>
          <table:table-cell office:value-type="float" office:value="0.99630674673309" calcext:value-type="float">
            <text:p>0.99630674673309</text:p>
          </table:table-cell>
          <table:table-cell table:number-columns-repeated="2" table:style-name="Default" office:value-type="float" office:value="0.989760868741366" calcext:value-type="float">
            <text:p>0.989760868741366</text:p>
          </table:table-cell>
          <table:table-cell table:number-columns-repeated="2" table:style-name="Default" office:value-type="float" office:value="1.09157683310423" calcext:value-type="float">
            <text:p>1.09157683310423</text:p>
          </table:table-cell>
          <table:table-cell table:number-columns-repeated="2" office:value-type="float" office:value="1.03504111844938" calcext:value-type="float">
            <text:p>1.03504111844938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24" calcext:value-type="float">
            <text:p>8.24</text:p>
          </table:table-cell>
          <table:table-cell table:formula="of:=([.A99]-5)/2.25" office:value-type="float" office:value="1.44" calcext:value-type="float">
            <text:p>1.44</text:p>
          </table:table-cell>
          <table:table-cell office:value-type="float" office:value="9.64723333333333" calcext:value-type="float">
            <text:p>9.64723333333333</text:p>
          </table:table-cell>
          <table:table-cell office:value-type="float" office:value="0.997099142489983" calcext:value-type="float">
            <text:p>0.997099142489983</text:p>
          </table:table-cell>
          <table:table-cell table:number-columns-repeated="2" table:style-name="Default" office:value-type="float" office:value="0.991090715533368" calcext:value-type="float">
            <text:p>0.991090715533368</text:p>
          </table:table-cell>
          <table:table-cell table:number-columns-repeated="2" table:style-name="Default" office:value-type="float" office:value="1.09333388456516" calcext:value-type="float">
            <text:p>1.09333388456516</text:p>
          </table:table-cell>
          <table:table-cell table:number-columns-repeated="2" office:value-type="float" office:value="1.04338194509042" calcext:value-type="float">
            <text:p>1.04338194509042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2738" calcext:value-type="float">
            <text:p>8.2738</text:p>
          </table:table-cell>
          <table:table-cell table:formula="of:=([.A100]-5)/2.25" office:value-type="float" office:value="1.45502222222222" calcext:value-type="float">
            <text:p>1.45502222222222</text:p>
          </table:table-cell>
          <table:table-cell office:value-type="float" office:value="9.65496666666667" calcext:value-type="float">
            <text:p>9.65496666666667</text:p>
          </table:table-cell>
          <table:table-cell office:value-type="float" office:value="0.997898428644762" calcext:value-type="float">
            <text:p>0.997898428644762</text:p>
          </table:table-cell>
          <table:table-cell table:number-columns-repeated="2" table:style-name="Default" office:value-type="float" office:value="0.992437788320087" calcext:value-type="float">
            <text:p>0.992437788320087</text:p>
          </table:table-cell>
          <table:table-cell table:number-columns-repeated="2" table:style-name="Default" office:value-type="float" office:value="1.09529764796268" calcext:value-type="float">
            <text:p>1.09529764796268</text:p>
          </table:table-cell>
          <table:table-cell table:number-columns-repeated="2" office:value-type="float" office:value="1.05206040122787" calcext:value-type="float">
            <text:p>1.05206040122787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3075" calcext:value-type="float">
            <text:p>8.3075</text:p>
          </table:table-cell>
          <table:table-cell table:formula="of:=([.A101]-5)/2.25" office:value-type="float" office:value="1.47" calcext:value-type="float">
            <text:p>1.47</text:p>
          </table:table-cell>
          <table:table-cell office:value-type="float" office:value="9.66263333333333" calcext:value-type="float">
            <text:p>9.66263333333333</text:p>
          </table:table-cell>
          <table:table-cell office:value-type="float" office:value="0.998690824401655" calcext:value-type="float">
            <text:p>0.998690824401655</text:p>
          </table:table-cell>
          <table:table-cell table:number-columns-repeated="2" table:style-name="Default" office:value-type="float" office:value="0.993760744714204" calcext:value-type="float">
            <text:p>0.993760744714204</text:p>
          </table:table-cell>
          <table:table-cell table:number-columns-repeated="2" table:style-name="Default" office:value-type="float" office:value="1.09719250738134" calcext:value-type="float">
            <text:p>1.09719250738134</text:p>
          </table:table-cell>
          <table:table-cell table:number-columns-repeated="2" office:value-type="float" office:value="1.06025997471224" calcext:value-type="float">
            <text:p>1.06025997471224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3413" calcext:value-type="float">
            <text:p>8.3413</text:p>
          </table:table-cell>
          <table:table-cell table:formula="of:=([.A102]-5)/2.25" office:value-type="float" office:value="1.48502222222222" calcext:value-type="float">
            <text:p>1.48502222222222</text:p>
          </table:table-cell>
          <table:table-cell office:value-type="float" office:value="9.66963333333333" calcext:value-type="float">
            <text:p>9.66963333333333</text:p>
          </table:table-cell>
          <table:table-cell office:value-type="float" office:value="0.999414316179688" calcext:value-type="float">
            <text:p>0.999414316179688</text:p>
          </table:table-cell>
          <table:table-cell table:number-columns-repeated="2" table:style-name="Default" office:value-type="float" office:value="0.994880434370683" calcext:value-type="float">
            <text:p>0.994880434370683</text:p>
          </table:table-cell>
          <table:table-cell table:number-columns-repeated="2" table:style-name="Default" office:value-type="float" office:value="1.09698579544476" calcext:value-type="float">
            <text:p>1.09698579544476</text:p>
          </table:table-cell>
          <table:table-cell table:number-columns-repeated="2" office:value-type="float" office:value="1.06373962564468" calcext:value-type="float">
            <text:p>1.06373962564468</text:p>
          </table:table-cell>
          <table:table-cell table:number-columns-repeated="1008"/>
        </table:table-row>
        <table:table-row table:style-name="ro1">
          <table:table-cell table:style-name="Default" office:value-type="float" office:value="8.375" calcext:value-type="float">
            <text:p>8.375</text:p>
          </table:table-cell>
          <table:table-cell table:formula="of:=([.A103]-5)/2.25" office:value-type="float" office:value="1.5" calcext:value-type="float">
            <text:p>1.5</text:p>
          </table:table-cell>
          <table:table-cell office:value-type="float" office:value="9.67666666666667" calcext:value-type="float">
            <text:p>9.67666666666667</text:p>
          </table:table-cell>
          <table:table-cell office:value-type="float" office:value="1.00014125315666" calcext:value-type="float">
            <text:p>1.00014125315666</text:p>
          </table:table-cell>
          <table:table-cell table:number-columns-repeated="2" table:style-name="Default" office:value-type="float" office:value="0.996010459623991" calcext:value-type="float">
            <text:p>0.996010459623991</text:p>
          </table:table-cell>
          <table:table-cell table:number-columns-repeated="2" table:style-name="Default" office:value-type="float" office:value="1.09681353549761" calcext:value-type="float">
            <text:p>1.09681353549761</text:p>
          </table:table-cell>
          <table:table-cell table:number-columns-repeated="2" office:value-type="float" office:value="1.06732263254542" calcext:value-type="float">
            <text:p>1.06732263254542</text:p>
          </table:table-cell>
          <table:table-cell table:number-columns-repeated="1008"/>
        </table:table-row>
        <table:table-row table:style-name="ro1" table:number-rows-repeated="1048472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23:28:09.167109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6:56:30.657227149</meta:creation-date>
    <dc:date>2019-05-27T07:35:32.074459867</dc:date>
    <meta:editing-duration>PT8H3M41S</meta:editing-duration>
    <meta:editing-cycles>5</meta:editing-cycles>
    <meta:generator>LibreOffice/6.2.0.3$MacOSX_X86_64 LibreOffice_project/98c6a8a1c6c7b144ce3cc729e34964b47ce25d62</meta:generator>
    <meta:document-statistic meta:table-count="1" meta:cell-count="1024" meta:object-count="0"/>
  </office:meta>
</office:document-meta>
</file>